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835in"/>
    </style:style>
    <style:style style:name="co5" style:family="table-column">
      <style:table-column-properties fo:break-before="auto" style:column-width="1.4154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7"/>
    <style:style style:name="ce4" style:family="table-cell" style:parent-style-name="Default" style:data-style-name="N118"/>
  </office:automatic-styles>
  <office:body>
    <office:spreadsheet>
      <table:calculation-settings table:automatic-find-labels="false"/>
      <table:table table:name="Sheet2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>
            <text:p>Dim=52; sim_hash_len=128; 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/>
          <table:table-cell office:value-type="string" table:number-columns-spanned="3" table:number-rows-spanned="1">
            <text:p>NO REDUCTION</text:p>
          </table:table-cell>
          <table:covered-table-cell table:number-columns-repeated="2" table:style-name="Default"/>
          <table:table-cell office:value-type="string" table:number-columns-spanned="3" table:number-rows-spanned="1">
            <text:p>REDUCTION</text:p>
          </table:table-cell>
          <table:covered-table-cell table:number-columns-repeated="2" table:style-name="Default"/>
        </table:table-row>
        <table:table-row table:style-name="ro2">
          <table:table-cell table:number-columns-repeated="2"/>
          <table:table-cell table:style-name="Default" office:value-type="string">
            <text:p>PDF</text:p>
          </table:table-cell>
          <table:table-cell office:value-type="string">
            <text:p>CDF</text:p>
          </table:table-cell>
          <table:table-cell/>
          <table:table-cell table:style-name="Default" office:value-type="string">
            <text:p>PDF</text:p>
          </table:table-cell>
          <table:table-cell table:style-name="Default" office:value-type="string">
            <text:p>CDF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4]/[.B$133]" office:value-type="float" office:value="0">
            <text:p>0</text:p>
          </table:table-cell>
          <table:table-cell table:formula="of:=SUM([.B$4:.B4])/[.B$133]" office:value-type="float" office:value="0">
            <text:p>0</text:p>
          </table:table-cell>
          <table:table-cell office:value-type="float" office:value="233">
            <text:p>233</text:p>
          </table:table-cell>
          <table:table-cell table:formula="of:=[.E4]/[.E$133]" office:value-type="float" office:value="0.0050593880963238">
            <text:p>0.0050593881</text:p>
          </table:table-cell>
          <table:table-cell table:formula="of:=SUM([.E$4:.E4])/[.E$133]" office:value-type="float" office:value="0.0050593880963238">
            <text:p>0.005059388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5]/[.B$133]" office:value-type="float" office:value="0">
            <text:p>0</text:p>
          </table:table-cell>
          <table:table-cell table:formula="of:=SUM([.B$4:.B5])/[.B$133]"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[.E5]/[.E$133]" office:value-type="float" office:value="0.000607995136038912">
            <text:p>0.0006079951</text:p>
          </table:table-cell>
          <table:table-cell table:formula="of:=SUM([.E$4:.E5])/[.E$133]" office:value-type="float" office:value="0.00566738323236271">
            <text:p>0.005667383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6]/[.B$133]" office:value-type="float" office:value="0">
            <text:p>0</text:p>
          </table:table-cell>
          <table:table-cell table:formula="of:=SUM([.B$4:.B6])/[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6]/[.E$133]" office:value-type="float" office:value="0">
            <text:p>0</text:p>
          </table:table-cell>
          <table:table-cell table:formula="of:=SUM([.E$4:.E6])/[.E$133]" office:value-type="float" office:value="0.00566738323236271">
            <text:p>0.005667383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7]/[.B$133]" office:value-type="float" office:value="0">
            <text:p>0</text:p>
          </table:table-cell>
          <table:table-cell table:formula="of:=SUM([.B$4:.B7])/[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7]/[.E$133]" office:value-type="float" office:value="0">
            <text:p>0</text:p>
          </table:table-cell>
          <table:table-cell table:formula="of:=SUM([.E$4:.E7])/[.E$133]" office:value-type="float" office:value="0.00566738323236271">
            <text:p>0.005667383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8]/[.B$133]" office:value-type="float" office:value="0">
            <text:p>0</text:p>
          </table:table-cell>
          <table:table-cell table:formula="of:=SUM([.B$4:.B8])/[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8]/[.E$133]" office:value-type="float" office:value="0">
            <text:p>0</text:p>
          </table:table-cell>
          <table:table-cell table:formula="of:=SUM([.E$4:.E8])/[.E$133]" office:value-type="float" office:value="0.00566738323236271">
            <text:p>0.005667383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9]/[.B$133]" office:value-type="float" office:value="0">
            <text:p>0</text:p>
          </table:table-cell>
          <table:table-cell table:formula="of:=SUM([.B$4:.B9])/[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9]/[.E$133]" office:value-type="float" office:value="0">
            <text:p>0</text:p>
          </table:table-cell>
          <table:table-cell table:formula="of:=SUM([.E$4:.E9])/[.E$133]" office:value-type="float" office:value="0.00566738323236271">
            <text:p>0.005667383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10]/[.B$133]" office:value-type="float" office:value="0">
            <text:p>0</text:p>
          </table:table-cell>
          <table:table-cell table:formula="of:=SUM([.B$4:.B10])/[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10]/[.E$133]" office:value-type="float" office:value="0">
            <text:p>0</text:p>
          </table:table-cell>
          <table:table-cell table:formula="of:=SUM([.E$4:.E10])/[.E$133]" office:value-type="float" office:value="0.00566738323236271">
            <text:p>0.005667383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11]/[.B$133]" office:value-type="float" office:value="0">
            <text:p>0</text:p>
          </table:table-cell>
          <table:table-cell table:formula="of:=SUM([.B$4:.B11])/[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11]/[.E$133]" office:value-type="float" office:value="0">
            <text:p>0</text:p>
          </table:table-cell>
          <table:table-cell table:formula="of:=SUM([.E$4:.E11])/[.E$133]" office:value-type="float" office:value="0.00566738323236271">
            <text:p>0.005667383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2]/[.B$133]" office:value-type="float" office:value="0">
            <text:p>0</text:p>
          </table:table-cell>
          <table:table-cell table:formula="of:=SUM([.B$4:.B12])/[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12]/[.E$133]" office:value-type="float" office:value="0">
            <text:p>0</text:p>
          </table:table-cell>
          <table:table-cell table:formula="of:=SUM([.E$4:.E12])/[.E$133]" office:value-type="float" office:value="0.00566738323236271">
            <text:p>0.005667383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13]/[.B$133]" office:value-type="float" office:value="0">
            <text:p>0</text:p>
          </table:table-cell>
          <table:table-cell table:formula="of:=SUM([.B$4:.B13])/[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13]/[.E$133]" office:value-type="float" office:value="0">
            <text:p>0</text:p>
          </table:table-cell>
          <table:table-cell table:formula="of:=SUM([.E$4:.E13])/[.E$133]" office:value-type="float" office:value="0.00566738323236271">
            <text:p>0.005667383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14]/[.B$133]" office:value-type="float" office:value="0">
            <text:p>0</text:p>
          </table:table-cell>
          <table:table-cell table:formula="of:=SUM([.B$4:.B14])/[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14]/[.E$133]" office:value-type="float" office:value="0">
            <text:p>0</text:p>
          </table:table-cell>
          <table:table-cell table:formula="of:=SUM([.E$4:.E14])/[.E$133]" office:value-type="float" office:value="0.00566738323236271">
            <text:p>0.005667383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15]/[.B$133]" office:value-type="float" office:value="0">
            <text:p>0</text:p>
          </table:table-cell>
          <table:table-cell table:formula="of:=SUM([.B$4:.B15])/[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15]/[.E$133]" office:value-type="float" office:value="0">
            <text:p>0</text:p>
          </table:table-cell>
          <table:table-cell table:formula="of:=SUM([.E$4:.E15])/[.E$133]" office:value-type="float" office:value="0.00566738323236271">
            <text:p>0.005667383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16]/[.B$133]" office:value-type="float" office:value="0">
            <text:p>0</text:p>
          </table:table-cell>
          <table:table-cell table:formula="of:=SUM([.B$4:.B16])/[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16]/[.E$133]" office:value-type="float" office:value="0">
            <text:p>0</text:p>
          </table:table-cell>
          <table:table-cell table:formula="of:=SUM([.E$4:.E16])/[.E$133]" office:value-type="float" office:value="0.00566738323236271">
            <text:p>0.005667383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17]/[.B$133]" office:value-type="float" office:value="0">
            <text:p>0</text:p>
          </table:table-cell>
          <table:table-cell table:formula="of:=SUM([.B$4:.B17])/[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17]/[.E$133]" office:value-type="float" office:value="0">
            <text:p>0</text:p>
          </table:table-cell>
          <table:table-cell table:formula="of:=SUM([.E$4:.E17])/[.E$133]" office:value-type="float" office:value="0.00566738323236271">
            <text:p>0.005667383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18]/[.B$133]" office:value-type="float" office:value="0">
            <text:p>0</text:p>
          </table:table-cell>
          <table:table-cell table:formula="of:=SUM([.B$4:.B18])/[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18]/[.E$133]" office:value-type="float" office:value="0">
            <text:p>0</text:p>
          </table:table-cell>
          <table:table-cell table:formula="of:=SUM([.E$4:.E18])/[.E$133]" office:value-type="float" office:value="0.00566738323236271">
            <text:p>0.005667383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19]/[.B$133]" office:value-type="float" office:value="0">
            <text:p>0</text:p>
          </table:table-cell>
          <table:table-cell table:formula="of:=SUM([.B$4:.B19])/[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19]/[.E$133]" office:value-type="float" office:value="0">
            <text:p>0</text:p>
          </table:table-cell>
          <table:table-cell table:formula="of:=SUM([.E$4:.E19])/[.E$133]" office:value-type="float" office:value="0.00566738323236271">
            <text:p>0.005667383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20]/[.B$133]" office:value-type="float" office:value="0">
            <text:p>0</text:p>
          </table:table-cell>
          <table:table-cell table:formula="of:=SUM([.B$4:.B20])/[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20]/[.E$133]" office:value-type="float" office:value="0">
            <text:p>0</text:p>
          </table:table-cell>
          <table:table-cell table:formula="of:=SUM([.E$4:.E20])/[.E$133]" office:value-type="float" office:value="0.00566738323236271">
            <text:p>0.005667383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21]/[.B$133]" office:value-type="float" office:value="0">
            <text:p>0</text:p>
          </table:table-cell>
          <table:table-cell table:formula="of:=SUM([.B$4:.B21])/[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21]/[.E$133]" office:value-type="float" office:value="0">
            <text:p>0</text:p>
          </table:table-cell>
          <table:table-cell table:formula="of:=SUM([.E$4:.E21])/[.E$133]" office:value-type="float" office:value="0.00566738323236271">
            <text:p>0.005667383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22]/[.B$133]" office:value-type="float" office:value="0">
            <text:p>0</text:p>
          </table:table-cell>
          <table:table-cell table:formula="of:=SUM([.B$4:.B22])/[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22]/[.E$133]" office:value-type="float" office:value="0">
            <text:p>0</text:p>
          </table:table-cell>
          <table:table-cell table:formula="of:=SUM([.E$4:.E22])/[.E$133]" office:value-type="float" office:value="0.00566738323236271">
            <text:p>0.005667383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23]/[.B$133]" office:value-type="float" office:value="0">
            <text:p>0</text:p>
          </table:table-cell>
          <table:table-cell table:formula="of:=SUM([.B$4:.B23])/[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23]/[.E$133]" office:value-type="float" office:value="0">
            <text:p>0</text:p>
          </table:table-cell>
          <table:table-cell table:formula="of:=SUM([.E$4:.E23])/[.E$133]" office:value-type="float" office:value="0.00566738323236271">
            <text:p>0.005667383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.B24]/[.B$133]" office:value-type="float" office:value="0">
            <text:p>0</text:p>
          </table:table-cell>
          <table:table-cell table:formula="of:=SUM([.B$4:.B24])/[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24]/[.E$133]" office:value-type="float" office:value="0">
            <text:p>0</text:p>
          </table:table-cell>
          <table:table-cell table:formula="of:=SUM([.E$4:.E24])/[.E$133]" office:value-type="float" office:value="0.00566738323236271">
            <text:p>0.005667383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25]/[.B$133]" office:value-type="float" office:value="0.000000035227704306682">
            <text:p>3.5227704306682E-008</text:p>
          </table:table-cell>
          <table:table-cell table:formula="of:=SUM([.B$4:.B25])/[.B$133]" office:value-type="float" office:value="0.000000035227704306682">
            <text:p>3.5227704306682E-008</text:p>
          </table:table-cell>
          <table:table-cell office:value-type="float" office:value="1">
            <text:p>1</text:p>
          </table:table-cell>
          <table:table-cell table:formula="of:=[.E25]/[.E$133]" office:value-type="float" office:value="0.0000217141120013897">
            <text:p>2.17141120013897E-005</text:p>
          </table:table-cell>
          <table:table-cell table:formula="of:=SUM([.E$4:.E25])/[.E$133]" office:value-type="float" office:value="0.0056890973443641">
            <text:p>0.005689097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26]/[.B$133]" office:value-type="float" office:value="0.000000035227704306682">
            <text:p>3.5227704306682E-008</text:p>
          </table:table-cell>
          <table:table-cell table:formula="of:=SUM([.B$4:.B26])/[.B$133]" office:value-type="float" office:value="0.0000000704554086133639">
            <text:p>7.04554086133639E-008</text:p>
          </table:table-cell>
          <table:table-cell office:value-type="float" office:value="0">
            <text:p>0</text:p>
          </table:table-cell>
          <table:table-cell table:formula="of:=[.E26]/[.E$133]" office:value-type="float" office:value="0">
            <text:p>0</text:p>
          </table:table-cell>
          <table:table-cell table:formula="of:=SUM([.E$4:.E26])/[.E$133]" office:value-type="float" office:value="0.0056890973443641">
            <text:p>0.005689097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7]/[.B$133]" office:value-type="float" office:value="0.000000035227704306682">
            <text:p>3.5227704306682E-008</text:p>
          </table:table-cell>
          <table:table-cell table:formula="of:=SUM([.B$4:.B27])/[.B$133]" office:value-type="float" office:value="0.000000105683112920046">
            <text:p>1.05683112920046E-007</text:p>
          </table:table-cell>
          <table:table-cell office:value-type="float" office:value="0">
            <text:p>0</text:p>
          </table:table-cell>
          <table:table-cell table:formula="of:=[.E27]/[.E$133]" office:value-type="float" office:value="0">
            <text:p>0</text:p>
          </table:table-cell>
          <table:table-cell table:formula="of:=SUM([.E$4:.E27])/[.E$133]" office:value-type="float" office:value="0.0056890973443641">
            <text:p>0.005689097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B28]/[.B$133]" office:value-type="float" office:value="0.000000140910817226728">
            <text:p>1.40910817226728E-007</text:p>
          </table:table-cell>
          <table:table-cell table:formula="of:=SUM([.B$4:.B28])/[.B$133]" office:value-type="float" office:value="0.000000246593930146774">
            <text:p>2.46593930146774E-007</text:p>
          </table:table-cell>
          <table:table-cell office:value-type="float" office:value="3">
            <text:p>3</text:p>
          </table:table-cell>
          <table:table-cell table:formula="of:=[.E28]/[.E$133]" office:value-type="float" office:value="0.0000651423360041691">
            <text:p>6.51423360041691E-005</text:p>
          </table:table-cell>
          <table:table-cell table:formula="of:=SUM([.E$4:.E28])/[.E$133]" office:value-type="float" office:value="0.00575423968036827">
            <text:p>0.005754239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table:formula="of:=[.B29]/[.B$133]" office:value-type="float" office:value="0.000000211366225840092">
            <text:p>2.11366225840092E-007</text:p>
          </table:table-cell>
          <table:table-cell table:formula="of:=SUM([.B$4:.B29])/[.B$133]" office:value-type="float" office:value="0.000000457960155986866">
            <text:p>0.000000458</text:p>
          </table:table-cell>
          <table:table-cell office:value-type="float" office:value="7">
            <text:p>7</text:p>
          </table:table-cell>
          <table:table-cell table:formula="of:=[.E29]/[.E$133]" office:value-type="float" office:value="0.000151998784009728">
            <text:p>0.0001519988</text:p>
          </table:table-cell>
          <table:table-cell table:formula="of:=SUM([.E$4:.E29])/[.E$133]" office:value-type="float" office:value="0.005906238464378">
            <text:p>0.005906238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[.B30]/[.B$133]" office:value-type="float" office:value="0.000000669326381826957">
            <text:p>6.69326381826957E-007</text:p>
          </table:table-cell>
          <table:table-cell table:formula="of:=SUM([.B$4:.B30])/[.B$133]" office:value-type="float" office:value="0.00000112728653781382">
            <text:p>1.12728653781382E-006</text:p>
          </table:table-cell>
          <table:table-cell office:value-type="float" office:value="6">
            <text:p>6</text:p>
          </table:table-cell>
          <table:table-cell table:formula="of:=[.E30]/[.E$133]" office:value-type="float" office:value="0.000130284672008338">
            <text:p>0.0001302847</text:p>
          </table:table-cell>
          <table:table-cell table:formula="of:=SUM([.E$4:.E30])/[.E$133]" office:value-type="float" office:value="0.00603652313638634">
            <text:p>0.006036523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formula="of:=[.B31]/[.B$133]" office:value-type="float" office:value="0.00000126819735504055">
            <text:p>1.26819735504055E-006</text:p>
          </table:table-cell>
          <table:table-cell table:formula="of:=SUM([.B$4:.B31])/[.B$133]" office:value-type="float" office:value="0.00000239548389285437">
            <text:p>2.39548389285437E-006</text:p>
          </table:table-cell>
          <table:table-cell office:value-type="float" office:value="12">
            <text:p>12</text:p>
          </table:table-cell>
          <table:table-cell table:formula="of:=[.E31]/[.E$133]" office:value-type="float" office:value="0.000260569344016676">
            <text:p>0.0002605693</text:p>
          </table:table-cell>
          <table:table-cell table:formula="of:=SUM([.E$4:.E31])/[.E$133]" office:value-type="float" office:value="0.00629709248040301">
            <text:p>0.006297092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5">
            <text:p>65</text:p>
          </table:table-cell>
          <table:table-cell table:formula="of:=[.B32]/[.B$133]" office:value-type="float" office:value="0.00000228980077993433">
            <text:p>2.28980077993433E-006</text:p>
          </table:table-cell>
          <table:table-cell table:formula="of:=SUM([.B$4:.B32])/[.B$133]" office:value-type="float" office:value="0.0000046852846727887">
            <text:p>4.6852846727887E-006</text:p>
          </table:table-cell>
          <table:table-cell office:value-type="float" office:value="27">
            <text:p>27</text:p>
          </table:table-cell>
          <table:table-cell table:formula="of:=[.E32]/[.E$133]" office:value-type="float" office:value="0.000586281024037522">
            <text:p>0.000586281</text:p>
          </table:table-cell>
          <table:table-cell table:formula="of:=SUM([.E$4:.E32])/[.E$133]" office:value-type="float" office:value="0.00688337350444054">
            <text:p>0.006883373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table:formula="of:=[.B33]/[.B$133]" office:value-type="float" office:value="0.00000493187860293548">
            <text:p>4.93187860293548E-006</text:p>
          </table:table-cell>
          <table:table-cell table:formula="of:=SUM([.B$4:.B33])/[.B$133]" office:value-type="float" office:value="0.00000961716327572418">
            <text:p>9.61716327572418E-006</text:p>
          </table:table-cell>
          <table:table-cell office:value-type="float" office:value="54">
            <text:p>54</text:p>
          </table:table-cell>
          <table:table-cell table:formula="of:=[.E33]/[.E$133]" office:value-type="float" office:value="0.00117256204807504">
            <text:p>0.001172562</text:p>
          </table:table-cell>
          <table:table-cell table:formula="of:=SUM([.E$4:.E33])/[.E$133]" office:value-type="float" office:value="0.00805593555251558">
            <text:p>0.0080559356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45">
            <text:p>245</text:p>
          </table:table-cell>
          <table:table-cell table:formula="of:=[.B34]/[.B$133]" office:value-type="float" office:value="0.00000863078755513708">
            <text:p>8.63078755513708E-006</text:p>
          </table:table-cell>
          <table:table-cell table:formula="of:=SUM([.B$4:.B34])/[.B$133]" office:value-type="float" office:value="0.0000182479508308613">
            <text:p>0.000018248</text:p>
          </table:table-cell>
          <table:table-cell office:value-type="float" office:value="72">
            <text:p>72</text:p>
          </table:table-cell>
          <table:table-cell table:formula="of:=[.E34]/[.E$133]" office:value-type="float" office:value="0.00156341606410006">
            <text:p>0.0015634161</text:p>
          </table:table-cell>
          <table:table-cell table:formula="of:=SUM([.E$4:.E34])/[.E$133]" office:value-type="float" office:value="0.00961935161661564">
            <text:p>0.009619351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27">
            <text:p>427</text:p>
          </table:table-cell>
          <table:table-cell table:formula="of:=[.B35]/[.B$133]" office:value-type="float" office:value="0.0000150422297389532">
            <text:p>1.50422297389532E-005</text:p>
          </table:table-cell>
          <table:table-cell table:formula="of:=SUM([.B$4:.B35])/[.B$133]" office:value-type="float" office:value="0.0000332901805698145">
            <text:p>3.32901805698145E-005</text:p>
          </table:table-cell>
          <table:table-cell office:value-type="float" office:value="113">
            <text:p>113</text:p>
          </table:table-cell>
          <table:table-cell table:formula="of:=[.E35]/[.E$133]" office:value-type="float" office:value="0.00245369465615704">
            <text:p>0.0024536947</text:p>
          </table:table-cell>
          <table:table-cell table:formula="of:=SUM([.E$4:.E35])/[.E$133]" office:value-type="float" office:value="0.0120730462727727">
            <text:p>0.012073046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42">
            <text:p>742</text:p>
          </table:table-cell>
          <table:table-cell table:formula="of:=[.B36]/[.B$133]" office:value-type="float" office:value="0.000026138956595558">
            <text:p>0.000026139</text:p>
          </table:table-cell>
          <table:table-cell table:formula="of:=SUM([.B$4:.B36])/[.B$133]" office:value-type="float" office:value="0.0000594291371653725">
            <text:p>5.94291371653725E-005</text:p>
          </table:table-cell>
          <table:table-cell office:value-type="float" office:value="140">
            <text:p>140</text:p>
          </table:table-cell>
          <table:table-cell table:formula="of:=[.E36]/[.E$133]" office:value-type="float" office:value="0.00303997568019456">
            <text:p>0.0030399757</text:p>
          </table:table-cell>
          <table:table-cell table:formula="of:=SUM([.E$4:.E36])/[.E$133]" office:value-type="float" office:value="0.0151130219529672">
            <text:p>0.01511302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50">
            <text:p>1150</text:p>
          </table:table-cell>
          <table:table-cell table:formula="of:=[.B37]/[.B$133]" office:value-type="float" office:value="0.0000405118599526843">
            <text:p>4.05118599526843E-005</text:p>
          </table:table-cell>
          <table:table-cell table:formula="of:=SUM([.B$4:.B37])/[.B$133]" office:value-type="float" office:value="0.0000999409971180567">
            <text:p>0.000099941</text:p>
          </table:table-cell>
          <table:table-cell office:value-type="float" office:value="213">
            <text:p>213</text:p>
          </table:table-cell>
          <table:table-cell table:formula="of:=[.E37]/[.E$133]" office:value-type="float" office:value="0.00462510585629601">
            <text:p>0.0046251059</text:p>
          </table:table-cell>
          <table:table-cell table:formula="of:=SUM([.E$4:.E37])/[.E$133]" office:value-type="float" office:value="0.0197381278092632">
            <text:p>0.0197381278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23">
            <text:p>1823</text:p>
          </table:table-cell>
          <table:table-cell table:formula="of:=[.B38]/[.B$133]" office:value-type="float" office:value="0.0000642201049510812">
            <text:p>6.42201049510812E-005</text:p>
          </table:table-cell>
          <table:table-cell table:formula="of:=SUM([.B$4:.B38])/[.B$133]" office:value-type="float" office:value="0.000164161102069138">
            <text:p>0.0001641611</text:p>
          </table:table-cell>
          <table:table-cell office:value-type="float" office:value="272">
            <text:p>272</text:p>
          </table:table-cell>
          <table:table-cell table:formula="of:=[.E38]/[.E$133]" office:value-type="float" office:value="0.005906238464378">
            <text:p>0.0059062385</text:p>
          </table:table-cell>
          <table:table-cell table:formula="of:=SUM([.E$4:.E38])/[.E$133]" office:value-type="float" office:value="0.0256443662736412">
            <text:p>0.025644366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065">
            <text:p>3065</text:p>
          </table:table-cell>
          <table:table-cell table:formula="of:=[.B39]/[.B$133]" office:value-type="float" office:value="0.00010797291369998">
            <text:p>0.0001079729</text:p>
          </table:table-cell>
          <table:table-cell table:formula="of:=SUM([.B$4:.B39])/[.B$133]" office:value-type="float" office:value="0.000272134015769118">
            <text:p>0.000272134</text:p>
          </table:table-cell>
          <table:table-cell office:value-type="float" office:value="360">
            <text:p>360</text:p>
          </table:table-cell>
          <table:table-cell table:formula="of:=[.E39]/[.E$133]" office:value-type="float" office:value="0.00781708032050029">
            <text:p>0.0078170803</text:p>
          </table:table-cell>
          <table:table-cell table:formula="of:=SUM([.E$4:.E39])/[.E$133]" office:value-type="float" office:value="0.0334614465941415">
            <text:p>0.0334614466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811">
            <text:p>4811</text:p>
          </table:table-cell>
          <table:table-cell table:formula="of:=[.B40]/[.B$133]" office:value-type="float" office:value="0.000169480485419447">
            <text:p>0.0001694805</text:p>
          </table:table-cell>
          <table:table-cell table:formula="of:=SUM([.B$4:.B40])/[.B$133]" office:value-type="float" office:value="0.000441614501188565">
            <text:p>0.0004416145</text:p>
          </table:table-cell>
          <table:table-cell office:value-type="float" office:value="476">
            <text:p>476</text:p>
          </table:table-cell>
          <table:table-cell table:formula="of:=[.E40]/[.E$133]" office:value-type="float" office:value="0.0103359173126615">
            <text:p>0.0103359173</text:p>
          </table:table-cell>
          <table:table-cell table:formula="of:=SUM([.E$4:.E40])/[.E$133]" office:value-type="float" office:value="0.043797363906803">
            <text:p>0.043797363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307">
            <text:p>7307</text:p>
          </table:table-cell>
          <table:table-cell table:formula="of:=[.B41]/[.B$133]" office:value-type="float" office:value="0.000257408835368925">
            <text:p>0.0002574088</text:p>
          </table:table-cell>
          <table:table-cell table:formula="of:=SUM([.B$4:.B41])/[.B$133]" office:value-type="float" office:value="0.00069902333655749">
            <text:p>0.0006990233</text:p>
          </table:table-cell>
          <table:table-cell office:value-type="float" office:value="574">
            <text:p>574</text:p>
          </table:table-cell>
          <table:table-cell table:formula="of:=[.E41]/[.E$133]" office:value-type="float" office:value="0.0124639002887977">
            <text:p>0.0124639003</text:p>
          </table:table-cell>
          <table:table-cell table:formula="of:=SUM([.E$4:.E41])/[.E$133]" office:value-type="float" office:value="0.0562612641956007">
            <text:p>0.0562612642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0997">
            <text:p>10997</text:p>
          </table:table-cell>
          <table:table-cell table:formula="of:=[.B42]/[.B$133]" office:value-type="float" office:value="0.000387399064260582">
            <text:p>0.0003873991</text:p>
          </table:table-cell>
          <table:table-cell table:formula="of:=SUM([.B$4:.B42])/[.B$133]" office:value-type="float" office:value="0.00108642240081807">
            <text:p>0.0010864224</text:p>
          </table:table-cell>
          <table:table-cell office:value-type="float" office:value="733">
            <text:p>733</text:p>
          </table:table-cell>
          <table:table-cell table:formula="of:=[.E42]/[.E$133]" office:value-type="float" office:value="0.0159164440970187">
            <text:p>0.0159164441</text:p>
          </table:table-cell>
          <table:table-cell table:formula="of:=SUM([.E$4:.E42])/[.E$133]" office:value-type="float" office:value="0.0721777082926194">
            <text:p>0.072177708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6280">
            <text:p>16280</text:p>
          </table:table-cell>
          <table:table-cell table:formula="of:=[.B43]/[.B$133]" office:value-type="float" office:value="0.000573507026112782">
            <text:p>0.000573507</text:p>
          </table:table-cell>
          <table:table-cell table:formula="of:=SUM([.B$4:.B43])/[.B$133]" office:value-type="float" office:value="0.00165992942693085">
            <text:p>0.0016599294</text:p>
          </table:table-cell>
          <table:table-cell office:value-type="float" office:value="810">
            <text:p>810</text:p>
          </table:table-cell>
          <table:table-cell table:formula="of:=[.E43]/[.E$133]" office:value-type="float" office:value="0.0175884307211257">
            <text:p>0.0175884307</text:p>
          </table:table-cell>
          <table:table-cell table:formula="of:=SUM([.E$4:.E43])/[.E$133]" office:value-type="float" office:value="0.089766139013745">
            <text:p>0.089766139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395">
            <text:p>23395</text:p>
          </table:table-cell>
          <table:table-cell table:formula="of:=[.B44]/[.B$133]" office:value-type="float" office:value="0.000824152142254825">
            <text:p>0.0008241521</text:p>
          </table:table-cell>
          <table:table-cell table:formula="of:=SUM([.B$4:.B44])/[.B$133]" office:value-type="float" office:value="0.00248408156918568">
            <text:p>0.0024840816</text:p>
          </table:table-cell>
          <table:table-cell office:value-type="float" office:value="931">
            <text:p>931</text:p>
          </table:table-cell>
          <table:table-cell table:formula="of:=[.E44]/[.E$133]" office:value-type="float" office:value="0.0202158382732938">
            <text:p>0.0202158383</text:p>
          </table:table-cell>
          <table:table-cell table:formula="of:=SUM([.E$4:.E44])/[.E$133]" office:value-type="float" office:value="0.109981977287039">
            <text:p>0.109981977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3194">
            <text:p>33194</text:p>
          </table:table-cell>
          <table:table-cell table:formula="of:=[.B45]/[.B$133]" office:value-type="float" office:value="0.001169348416756">
            <text:p>0.0011693484</text:p>
          </table:table-cell>
          <table:table-cell table:formula="of:=SUM([.B$4:.B45])/[.B$133]" office:value-type="float" office:value="0.00365342998594168">
            <text:p>0.00365343</text:p>
          </table:table-cell>
          <table:table-cell office:value-type="float" office:value="1055">
            <text:p>1055</text:p>
          </table:table-cell>
          <table:table-cell table:formula="of:=[.E45]/[.E$133]" office:value-type="float" office:value="0.0229083881614661">
            <text:p>0.0229083882</text:p>
          </table:table-cell>
          <table:table-cell table:formula="of:=SUM([.E$4:.E45])/[.E$133]" office:value-type="float" office:value="0.132890365448505">
            <text:p>0.1328903654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5791">
            <text:p>45791</text:p>
          </table:table-cell>
          <table:table-cell table:formula="of:=[.B46]/[.B$133]" office:value-type="float" office:value="0.00161311180790727">
            <text:p>0.0016131118</text:p>
          </table:table-cell>
          <table:table-cell table:formula="of:=SUM([.B$4:.B46])/[.B$133]" office:value-type="float" office:value="0.00526654179384895">
            <text:p>0.0052665418</text:p>
          </table:table-cell>
          <table:table-cell office:value-type="float" office:value="1127">
            <text:p>1127</text:p>
          </table:table-cell>
          <table:table-cell table:formula="of:=[.E46]/[.E$133]" office:value-type="float" office:value="0.0244718042255662">
            <text:p>0.0244718042</text:p>
          </table:table-cell>
          <table:table-cell table:formula="of:=SUM([.E$4:.E46])/[.E$133]" office:value-type="float" office:value="0.157362169674071">
            <text:p>0.1573621697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2824">
            <text:p>62824</text:p>
          </table:table-cell>
          <table:table-cell table:formula="of:=[.B47]/[.B$133]" office:value-type="float" office:value="0.00221314529536299">
            <text:p>0.0022131453</text:p>
          </table:table-cell>
          <table:table-cell table:formula="of:=SUM([.B$4:.B47])/[.B$133]" office:value-type="float" office:value="0.00747968708921194">
            <text:p>0.0074796871</text:p>
          </table:table-cell>
          <table:table-cell office:value-type="float" office:value="1298">
            <text:p>1298</text:p>
          </table:table-cell>
          <table:table-cell table:formula="of:=[.E47]/[.E$133]" office:value-type="float" office:value="0.0281849173778038">
            <text:p>0.0281849174</text:p>
          </table:table-cell>
          <table:table-cell table:formula="of:=SUM([.E$4:.E47])/[.E$133]" office:value-type="float" office:value="0.185547087051875">
            <text:p>0.185547087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4466">
            <text:p>84466</text:p>
          </table:table-cell>
          <table:table-cell table:formula="of:=[.B48]/[.B$133]" office:value-type="float" office:value="0.0029755432719682">
            <text:p>0.0029755433</text:p>
          </table:table-cell>
          <table:table-cell table:formula="of:=SUM([.B$4:.B48])/[.B$133]" office:value-type="float" office:value="0.0104552303611801">
            <text:p>0.0104552304</text:p>
          </table:table-cell>
          <table:table-cell office:value-type="float" office:value="1238">
            <text:p>1238</text:p>
          </table:table-cell>
          <table:table-cell table:formula="of:=[.E48]/[.E$133]" office:value-type="float" office:value="0.0268820706577204">
            <text:p>0.0268820707</text:p>
          </table:table-cell>
          <table:table-cell table:formula="of:=SUM([.E$4:.E48])/[.E$133]" office:value-type="float" office:value="0.212429157709595">
            <text:p>0.212429157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10968">
            <text:p>110968</text:p>
          </table:table-cell>
          <table:table-cell table:formula="of:=[.B49]/[.B$133]" office:value-type="float" office:value="0.00390914789150388">
            <text:p>0.0039091479</text:p>
          </table:table-cell>
          <table:table-cell table:formula="of:=SUM([.B$4:.B49])/[.B$133]" office:value-type="float" office:value="0.014364378252684">
            <text:p>0.0143643783</text:p>
          </table:table-cell>
          <table:table-cell office:value-type="float" office:value="1355">
            <text:p>1355</text:p>
          </table:table-cell>
          <table:table-cell table:formula="of:=[.E49]/[.E$133]" office:value-type="float" office:value="0.029422621761883">
            <text:p>0.0294226218</text:p>
          </table:table-cell>
          <table:table-cell table:formula="of:=SUM([.E$4:.E49])/[.E$133]" office:value-type="float" office:value="0.241851779471479">
            <text:p>0.241851779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44122">
            <text:p>144122</text:p>
          </table:table-cell>
          <table:table-cell table:formula="of:=[.B50]/[.B$133]" office:value-type="float" office:value="0.00507708720008762">
            <text:p>0.0050770872</text:p>
          </table:table-cell>
          <table:table-cell table:formula="of:=SUM([.B$4:.B50])/[.B$133]" office:value-type="float" office:value="0.0194414654527716">
            <text:p>0.0194414655</text:p>
          </table:table-cell>
          <table:table-cell office:value-type="float" office:value="1357">
            <text:p>1357</text:p>
          </table:table-cell>
          <table:table-cell table:formula="of:=[.E50]/[.E$133]" office:value-type="float" office:value="0.0294660499858858">
            <text:p>0.02946605</text:p>
          </table:table-cell>
          <table:table-cell table:formula="of:=SUM([.E$4:.E50])/[.E$133]" office:value-type="float" office:value="0.271317829457364">
            <text:p>0.271317829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84091">
            <text:p>184091</text:p>
          </table:table-cell>
          <table:table-cell table:formula="of:=[.B51]/[.B$133]" office:value-type="float" office:value="0.00648510331352139">
            <text:p>0.0064851033</text:p>
          </table:table-cell>
          <table:table-cell table:formula="of:=SUM([.B$4:.B51])/[.B$133]" office:value-type="float" office:value="0.025926568766293">
            <text:p>0.0259265688</text:p>
          </table:table-cell>
          <table:table-cell office:value-type="float" office:value="1271">
            <text:p>1271</text:p>
          </table:table-cell>
          <table:table-cell table:formula="of:=[.E51]/[.E$133]" office:value-type="float" office:value="0.0275986363537663">
            <text:p>0.0275986364</text:p>
          </table:table-cell>
          <table:table-cell table:formula="of:=SUM([.E$4:.E51])/[.E$133]" office:value-type="float" office:value="0.298916465811131">
            <text:p>0.2989164658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31594">
            <text:p>231594</text:p>
          </table:table-cell>
          <table:table-cell table:formula="of:=[.B52]/[.B$133]" office:value-type="float" office:value="0.0081585249512017">
            <text:p>0.008158525</text:p>
          </table:table-cell>
          <table:table-cell table:formula="of:=SUM([.B$4:.B52])/[.B$133]" office:value-type="float" office:value="0.0340850937174947">
            <text:p>0.0340850937</text:p>
          </table:table-cell>
          <table:table-cell office:value-type="float" office:value="1333">
            <text:p>1333</text:p>
          </table:table-cell>
          <table:table-cell table:formula="of:=[.E52]/[.E$133]" office:value-type="float" office:value="0.0289449112978525">
            <text:p>0.0289449113</text:p>
          </table:table-cell>
          <table:table-cell table:formula="of:=SUM([.E$4:.E52])/[.E$133]" office:value-type="float" office:value="0.327861377108983">
            <text:p>0.327861377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87526">
            <text:p>287526</text:p>
          </table:table-cell>
          <table:table-cell table:formula="of:=[.B53]/[.B$133]" office:value-type="float" office:value="0.010128880908483">
            <text:p>0.0101288809</text:p>
          </table:table-cell>
          <table:table-cell table:formula="of:=SUM([.B$4:.B53])/[.B$133]" office:value-type="float" office:value="0.0442139746259778">
            <text:p>0.0442139746</text:p>
          </table:table-cell>
          <table:table-cell office:value-type="float" office:value="1163">
            <text:p>1163</text:p>
          </table:table-cell>
          <table:table-cell table:formula="of:=[.E53]/[.E$133]" office:value-type="float" office:value="0.0252535122576162">
            <text:p>0.0252535123</text:p>
          </table:table-cell>
          <table:table-cell table:formula="of:=SUM([.E$4:.E53])/[.E$133]" office:value-type="float" office:value="0.353114889366599">
            <text:p>0.3531148894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51406">
            <text:p>351406</text:p>
          </table:table-cell>
          <table:table-cell table:formula="of:=[.B54]/[.B$133]" office:value-type="float" office:value="0.0123792266595939">
            <text:p>0.0123792267</text:p>
          </table:table-cell>
          <table:table-cell table:formula="of:=SUM([.B$4:.B54])/[.B$133]" office:value-type="float" office:value="0.0565932012855717">
            <text:p>0.0565932013</text:p>
          </table:table-cell>
          <table:table-cell office:value-type="float" office:value="1129">
            <text:p>1129</text:p>
          </table:table-cell>
          <table:table-cell table:formula="of:=[.E54]/[.E$133]" office:value-type="float" office:value="0.024515232449569">
            <text:p>0.0245152324</text:p>
          </table:table-cell>
          <table:table-cell table:formula="of:=SUM([.E$4:.E54])/[.E$133]" office:value-type="float" office:value="0.377630121816168">
            <text:p>0.3776301218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21765">
            <text:p>421765</text:p>
          </table:table-cell>
          <table:table-cell table:formula="of:=[.B55]/[.B$133]" office:value-type="float" office:value="0.0148578127069077">
            <text:p>0.0148578127</text:p>
          </table:table-cell>
          <table:table-cell table:formula="of:=SUM([.B$4:.B55])/[.B$133]" office:value-type="float" office:value="0.0714510139924794">
            <text:p>0.071451014</text:p>
          </table:table-cell>
          <table:table-cell office:value-type="float" office:value="1030">
            <text:p>1030</text:p>
          </table:table-cell>
          <table:table-cell table:formula="of:=[.E55]/[.E$133]" office:value-type="float" office:value="0.0223655353614314">
            <text:p>0.0223655354</text:p>
          </table:table-cell>
          <table:table-cell table:formula="of:=SUM([.E$4:.E55])/[.E$133]" office:value-type="float" office:value="0.3999956571776">
            <text:p>0.3999956572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00383">
            <text:p>500383</text:p>
          </table:table-cell>
          <table:table-cell table:formula="of:=[.B56]/[.B$133]" office:value-type="float" office:value="0.0176273443640904">
            <text:p>0.0176273444</text:p>
          </table:table-cell>
          <table:table-cell table:formula="of:=SUM([.B$4:.B56])/[.B$133]" office:value-type="float" office:value="0.0890783583565698">
            <text:p>0.0890783584</text:p>
          </table:table-cell>
          <table:table-cell office:value-type="float" office:value="860">
            <text:p>860</text:p>
          </table:table-cell>
          <table:table-cell table:formula="of:=[.E56]/[.E$133]" office:value-type="float" office:value="0.0186741363211951">
            <text:p>0.0186741363</text:p>
          </table:table-cell>
          <table:table-cell table:formula="of:=SUM([.E$4:.E56])/[.E$133]" office:value-type="float" office:value="0.418669793498795">
            <text:p>0.418669793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84008">
            <text:p>584008</text:p>
          </table:table-cell>
          <table:table-cell table:formula="of:=[.B57]/[.B$133]" office:value-type="float" office:value="0.0205732611367367">
            <text:p>0.0205732611</text:p>
          </table:table-cell>
          <table:table-cell table:formula="of:=SUM([.B$4:.B57])/[.B$133]" office:value-type="float" office:value="0.109651619493307">
            <text:p>0.1096516195</text:p>
          </table:table-cell>
          <table:table-cell office:value-type="float" office:value="795">
            <text:p>795</text:p>
          </table:table-cell>
          <table:table-cell table:formula="of:=[.E57]/[.E$133]" office:value-type="float" office:value="0.0172627190411048">
            <text:p>0.017262719</text:p>
          </table:table-cell>
          <table:table-cell table:formula="of:=SUM([.E$4:.E57])/[.E$133]" office:value-type="float" office:value="0.4359325125399">
            <text:p>0.435932512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74624">
            <text:p>674624</text:p>
          </table:table-cell>
          <table:table-cell table:formula="of:=[.B58]/[.B$133]" office:value-type="float" office:value="0.023765454790191">
            <text:p>0.0237654548</text:p>
          </table:table-cell>
          <table:table-cell table:formula="of:=SUM([.B$4:.B58])/[.B$133]" office:value-type="float" office:value="0.133417074283498">
            <text:p>0.1334170743</text:p>
          </table:table-cell>
          <table:table-cell office:value-type="float" office:value="653">
            <text:p>653</text:p>
          </table:table-cell>
          <table:table-cell table:formula="of:=[.E58]/[.E$133]" office:value-type="float" office:value="0.0141793151369075">
            <text:p>0.0141793151</text:p>
          </table:table-cell>
          <table:table-cell table:formula="of:=SUM([.E$4:.E58])/[.E$133]" office:value-type="float" office:value="0.450111827676807">
            <text:p>0.4501118277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68062">
            <text:p>768062</text:p>
          </table:table-cell>
          <table:table-cell table:formula="of:=[.B59]/[.B$133]" office:value-type="float" office:value="0.0270570610251988">
            <text:p>0.027057061</text:p>
          </table:table-cell>
          <table:table-cell table:formula="of:=SUM([.B$4:.B59])/[.B$133]" office:value-type="float" office:value="0.160474135308696">
            <text:p>0.1604741353</text:p>
          </table:table-cell>
          <table:table-cell office:value-type="float" office:value="527">
            <text:p>527</text:p>
          </table:table-cell>
          <table:table-cell table:formula="of:=[.E59]/[.E$133]" office:value-type="float" office:value="0.0114433370247324">
            <text:p>0.011443337</text:p>
          </table:table-cell>
          <table:table-cell table:formula="of:=SUM([.E$4:.E59])/[.E$133]" office:value-type="float" office:value="0.46155516470154">
            <text:p>0.4615551647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59550">
            <text:p>859550</text:p>
          </table:table-cell>
          <table:table-cell table:formula="of:=[.B60]/[.B$133]" office:value-type="float" office:value="0.0302799732368085">
            <text:p>0.0302799732</text:p>
          </table:table-cell>
          <table:table-cell table:formula="of:=SUM([.B$4:.B60])/[.B$133]" office:value-type="float" office:value="0.190754108545505">
            <text:p>0.1907541085</text:p>
          </table:table-cell>
          <table:table-cell office:value-type="float" office:value="478">
            <text:p>478</text:p>
          </table:table-cell>
          <table:table-cell table:formula="of:=[.E60]/[.E$133]" office:value-type="float" office:value="0.0103793455366643">
            <text:p>0.0103793455</text:p>
          </table:table-cell>
          <table:table-cell table:formula="of:=SUM([.E$4:.E60])/[.E$133]" office:value-type="float" office:value="0.471934510238204">
            <text:p>0.4719345102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9670">
            <text:p>949670</text:p>
          </table:table-cell>
          <table:table-cell table:formula="of:=[.B61]/[.B$133]" office:value-type="float" office:value="0.0334546939489267">
            <text:p>0.0334546939</text:p>
          </table:table-cell>
          <table:table-cell table:formula="of:=SUM([.B$4:.B61])/[.B$133]" office:value-type="float" office:value="0.224208802494431">
            <text:p>0.2242088025</text:p>
          </table:table-cell>
          <table:table-cell office:value-type="float" office:value="367">
            <text:p>367</text:p>
          </table:table-cell>
          <table:table-cell table:formula="of:=[.E61]/[.E$133]" office:value-type="float" office:value="0.00796907910451002">
            <text:p>0.0079690791</text:p>
          </table:table-cell>
          <table:table-cell table:formula="of:=SUM([.E$4:.E61])/[.E$133]" office:value-type="float" office:value="0.479903589342714">
            <text:p>0.4799035893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037507">
            <text:p>1037507</text:p>
          </table:table-cell>
          <table:table-cell table:formula="of:=[.B62]/[.B$133]" office:value-type="float" office:value="0.0365489898121127">
            <text:p>0.0365489898</text:p>
          </table:table-cell>
          <table:table-cell table:formula="of:=SUM([.B$4:.B62])/[.B$133]" office:value-type="float" office:value="0.260757792306544">
            <text:p>0.2607577923</text:p>
          </table:table-cell>
          <table:table-cell office:value-type="float" office:value="283">
            <text:p>283</text:p>
          </table:table-cell>
          <table:table-cell table:formula="of:=[.E62]/[.E$133]" office:value-type="float" office:value="0.00614509369639329">
            <text:p>0.0061450937</text:p>
          </table:table-cell>
          <table:table-cell table:formula="of:=SUM([.E$4:.E62])/[.E$133]" office:value-type="float" office:value="0.486048683039107">
            <text:p>0.486048683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115024">
            <text:p>1115024</text:p>
          </table:table-cell>
          <table:table-cell table:formula="of:=[.B63]/[.B$133]" office:value-type="float" office:value="0.0392797357668538">
            <text:p>0.0392797358</text:p>
          </table:table-cell>
          <table:table-cell table:formula="of:=SUM([.B$4:.B63])/[.B$133]" office:value-type="float" office:value="0.300037528073398">
            <text:p>0.3000375281</text:p>
          </table:table-cell>
          <table:table-cell office:value-type="float" office:value="222">
            <text:p>222</text:p>
          </table:table-cell>
          <table:table-cell table:formula="of:=[.E63]/[.E$133]" office:value-type="float" office:value="0.00482053286430851">
            <text:p>0.0048205329</text:p>
          </table:table-cell>
          <table:table-cell table:formula="of:=SUM([.E$4:.E63])/[.E$133]" office:value-type="float" office:value="0.490869215903416">
            <text:p>0.4908692159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184775">
            <text:p>1184775</text:p>
          </table:table-cell>
          <table:table-cell table:formula="of:=[.B64]/[.B$133]" office:value-type="float" office:value="0.0417369033699491">
            <text:p>0.0417369034</text:p>
          </table:table-cell>
          <table:table-cell table:formula="of:=SUM([.B$4:.B64])/[.B$133]" office:value-type="float" office:value="0.341774431443347">
            <text:p>0.3417744314</text:p>
          </table:table-cell>
          <table:table-cell office:value-type="float" office:value="156">
            <text:p>156</text:p>
          </table:table-cell>
          <table:table-cell table:formula="of:=[.E64]/[.E$133]" office:value-type="float" office:value="0.00338740147221679">
            <text:p>0.0033874015</text:p>
          </table:table-cell>
          <table:table-cell table:formula="of:=SUM([.E$4:.E64])/[.E$133]" office:value-type="float" office:value="0.494256617375632">
            <text:p>0.4942566174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240202">
            <text:p>1240202</text:p>
          </table:table-cell>
          <table:table-cell table:formula="of:=[.B65]/[.B$133]" office:value-type="float" office:value="0.0436894693365556">
            <text:p>0.0436894693</text:p>
          </table:table-cell>
          <table:table-cell table:formula="of:=SUM([.B$4:.B65])/[.B$133]" office:value-type="float" office:value="0.385463900779903">
            <text:p>0.3854639008</text:p>
          </table:table-cell>
          <table:table-cell office:value-type="float" office:value="125">
            <text:p>125</text:p>
          </table:table-cell>
          <table:table-cell table:formula="of:=[.E65]/[.E$133]" office:value-type="float" office:value="0.00271426400017371">
            <text:p>0.002714264</text:p>
          </table:table-cell>
          <table:table-cell table:formula="of:=SUM([.E$4:.E65])/[.E$133]" office:value-type="float" office:value="0.496970881375806">
            <text:p>0.4969708814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282866">
            <text:p>1282866</text:p>
          </table:table-cell>
          <table:table-cell table:formula="of:=[.B66]/[.B$133]" office:value-type="float" office:value="0.0451924241130959">
            <text:p>0.0451924241</text:p>
          </table:table-cell>
          <table:table-cell table:formula="of:=SUM([.B$4:.B66])/[.B$133]" office:value-type="float" office:value="0.430656324892999">
            <text:p>0.4306563249</text:p>
          </table:table-cell>
          <table:table-cell office:value-type="float" office:value="113">
            <text:p>113</text:p>
          </table:table-cell>
          <table:table-cell table:formula="of:=[.E66]/[.E$133]" office:value-type="float" office:value="0.00245369465615704">
            <text:p>0.0024536947</text:p>
          </table:table-cell>
          <table:table-cell table:formula="of:=SUM([.E$4:.E66])/[.E$133]" office:value-type="float" office:value="0.499424576031963">
            <text:p>0.499424576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308782">
            <text:p>1308782</text:p>
          </table:table-cell>
          <table:table-cell table:formula="of:=[.B67]/[.B$133]" office:value-type="float" office:value="0.0461053852979078">
            <text:p>0.0461053853</text:p>
          </table:table-cell>
          <table:table-cell table:formula="of:=SUM([.B$4:.B67])/[.B$133]" office:value-type="float" office:value="0.476761710190906">
            <text:p>0.4767617102</text:p>
          </table:table-cell>
          <table:table-cell office:value-type="float" office:value="101">
            <text:p>101</text:p>
          </table:table-cell>
          <table:table-cell table:formula="of:=[.E67]/[.E$133]" office:value-type="float" office:value="0.00219312531214036">
            <text:p>0.0021931253</text:p>
          </table:table-cell>
          <table:table-cell table:formula="of:=SUM([.E$4:.E67])/[.E$133]" office:value-type="float" office:value="0.501617701344104">
            <text:p>0.5016177013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317544">
            <text:p>1317544</text:p>
          </table:table-cell>
          <table:table-cell table:formula="of:=[.B68]/[.B$133]" office:value-type="float" office:value="0.046414050443043">
            <text:p>0.0464140504</text:p>
          </table:table-cell>
          <table:table-cell table:formula="of:=SUM([.B$4:.B68])/[.B$133]" office:value-type="float" office:value="0.523175760633949">
            <text:p>0.5231757606</text:p>
          </table:table-cell>
          <table:table-cell office:value-type="float" office:value="91">
            <text:p>91</text:p>
          </table:table-cell>
          <table:table-cell table:formula="of:=[.E68]/[.E$133]" office:value-type="float" office:value="0.00197598419212646">
            <text:p>0.0019759842</text:p>
          </table:table-cell>
          <table:table-cell table:formula="of:=SUM([.E$4:.E68])/[.E$133]" office:value-type="float" office:value="0.50359368553623">
            <text:p>0.503593685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309523">
            <text:p>1309523</text:p>
          </table:table-cell>
          <table:table-cell table:formula="of:=[.B69]/[.B$133]" office:value-type="float" office:value="0.0461314890267991">
            <text:p>0.046131489</text:p>
          </table:table-cell>
          <table:table-cell table:formula="of:=SUM([.B$4:.B69])/[.B$133]" office:value-type="float" office:value="0.569307249660748">
            <text:p>0.5693072497</text:p>
          </table:table-cell>
          <table:table-cell office:value-type="float" office:value="84">
            <text:p>84</text:p>
          </table:table-cell>
          <table:table-cell table:formula="of:=[.E69]/[.E$133]" office:value-type="float" office:value="0.00182398540811674">
            <text:p>0.0018239854</text:p>
          </table:table-cell>
          <table:table-cell table:formula="of:=SUM([.E$4:.E69])/[.E$133]" office:value-type="float" office:value="0.505417670944347">
            <text:p>0.5054176709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281914">
            <text:p>1281914</text:p>
          </table:table-cell>
          <table:table-cell table:formula="of:=[.B70]/[.B$133]" office:value-type="float" office:value="0.0451588873385959">
            <text:p>0.0451588873</text:p>
          </table:table-cell>
          <table:table-cell table:formula="of:=SUM([.B$4:.B70])/[.B$133]" office:value-type="float" office:value="0.614466136999344">
            <text:p>0.614466137</text:p>
          </table:table-cell>
          <table:table-cell office:value-type="float" office:value="105">
            <text:p>105</text:p>
          </table:table-cell>
          <table:table-cell table:formula="of:=[.E70]/[.E$133]" office:value-type="float" office:value="0.00227998176014592">
            <text:p>0.0022799818</text:p>
          </table:table-cell>
          <table:table-cell table:formula="of:=SUM([.E$4:.E70])/[.E$133]" office:value-type="float" office:value="0.507697652704493">
            <text:p>0.507697652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240108">
            <text:p>1240108</text:p>
          </table:table-cell>
          <table:table-cell table:formula="of:=[.B71]/[.B$133]" office:value-type="float" office:value="0.0436861579323508">
            <text:p>0.0436861579</text:p>
          </table:table-cell>
          <table:table-cell table:formula="of:=SUM([.B$4:.B71])/[.B$133]" office:value-type="float" office:value="0.658152294931695">
            <text:p>0.6581522949</text:p>
          </table:table-cell>
          <table:table-cell office:value-type="float" office:value="125">
            <text:p>125</text:p>
          </table:table-cell>
          <table:table-cell table:formula="of:=[.E71]/[.E$133]" office:value-type="float" office:value="0.00271426400017371">
            <text:p>0.002714264</text:p>
          </table:table-cell>
          <table:table-cell table:formula="of:=SUM([.E$4:.E71])/[.E$133]" office:value-type="float" office:value="0.510411916704666">
            <text:p>0.510411916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185335">
            <text:p>1185335</text:p>
          </table:table-cell>
          <table:table-cell table:formula="of:=[.B72]/[.B$133]" office:value-type="float" office:value="0.0417566308843609">
            <text:p>0.0417566309</text:p>
          </table:table-cell>
          <table:table-cell table:formula="of:=SUM([.B$4:.B72])/[.B$133]" office:value-type="float" office:value="0.699908925816056">
            <text:p>0.6999089258</text:p>
          </table:table-cell>
          <table:table-cell office:value-type="float" office:value="172">
            <text:p>172</text:p>
          </table:table-cell>
          <table:table-cell table:formula="of:=[.E72]/[.E$133]" office:value-type="float" office:value="0.00373482726423903">
            <text:p>0.0037348273</text:p>
          </table:table-cell>
          <table:table-cell table:formula="of:=SUM([.E$4:.E72])/[.E$133]" office:value-type="float" office:value="0.514146743968905">
            <text:p>0.51414674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115932">
            <text:p>1115932</text:p>
          </table:table-cell>
          <table:table-cell table:formula="of:=[.B73]/[.B$133]" office:value-type="float" office:value="0.0393117225223642">
            <text:p>0.0393117225</text:p>
          </table:table-cell>
          <table:table-cell table:formula="of:=SUM([.B$4:.B73])/[.B$133]" office:value-type="float" office:value="0.73922064833842">
            <text:p>0.7392206483</text:p>
          </table:table-cell>
          <table:table-cell office:value-type="float" office:value="209">
            <text:p>209</text:p>
          </table:table-cell>
          <table:table-cell table:formula="of:=[.E73]/[.E$133]" office:value-type="float" office:value="0.00453824940829045">
            <text:p>0.0045382494</text:p>
          </table:table-cell>
          <table:table-cell table:formula="of:=SUM([.E$4:.E73])/[.E$133]" office:value-type="float" office:value="0.518684993377196">
            <text:p>0.518684993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037628">
            <text:p>1037628</text:p>
          </table:table-cell>
          <table:table-cell table:formula="of:=[.B74]/[.B$133]" office:value-type="float" office:value="0.0365532523643338">
            <text:p>0.0365532524</text:p>
          </table:table-cell>
          <table:table-cell table:formula="of:=SUM([.B$4:.B74])/[.B$133]" office:value-type="float" office:value="0.775773900702754">
            <text:p>0.7757739007</text:p>
          </table:table-cell>
          <table:table-cell office:value-type="float" office:value="248">
            <text:p>248</text:p>
          </table:table-cell>
          <table:table-cell table:formula="of:=[.E74]/[.E$133]" office:value-type="float" office:value="0.00538509977634465">
            <text:p>0.0053850998</text:p>
          </table:table-cell>
          <table:table-cell table:formula="of:=SUM([.E$4:.E74])/[.E$133]" office:value-type="float" office:value="0.524070093153541">
            <text:p>0.5240700932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51233">
            <text:p>951233</text:p>
          </table:table-cell>
          <table:table-cell table:formula="of:=[.B75]/[.B$133]" office:value-type="float" office:value="0.033509754850758">
            <text:p>0.0335097549</text:p>
          </table:table-cell>
          <table:table-cell table:formula="of:=SUM([.B$4:.B75])/[.B$133]" office:value-type="float" office:value="0.809283655553512">
            <text:p>0.8092836556</text:p>
          </table:table-cell>
          <table:table-cell office:value-type="float" office:value="346">
            <text:p>346</text:p>
          </table:table-cell>
          <table:table-cell table:formula="of:=[.E75]/[.E$133]" office:value-type="float" office:value="0.00751308275248084">
            <text:p>0.0075130828</text:p>
          </table:table-cell>
          <table:table-cell table:formula="of:=SUM([.E$4:.E75])/[.E$133]" office:value-type="float" office:value="0.531583175906021">
            <text:p>0.5315831759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58330">
            <text:p>858330</text:p>
          </table:table-cell>
          <table:table-cell table:formula="of:=[.B76]/[.B$133]" office:value-type="float" office:value="0.0302369954375543">
            <text:p>0.0302369954</text:p>
          </table:table-cell>
          <table:table-cell table:formula="of:=SUM([.B$4:.B76])/[.B$133]" office:value-type="float" office:value="0.839520650991066">
            <text:p>0.839520651</text:p>
          </table:table-cell>
          <table:table-cell office:value-type="float" office:value="490">
            <text:p>490</text:p>
          </table:table-cell>
          <table:table-cell table:formula="of:=[.E76]/[.E$133]" office:value-type="float" office:value="0.010639914880681">
            <text:p>0.0106399149</text:p>
          </table:table-cell>
          <table:table-cell table:formula="of:=SUM([.E$4:.E76])/[.E$133]" office:value-type="float" office:value="0.542223090786702">
            <text:p>0.5422230908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66853">
            <text:p>766853</text:p>
          </table:table-cell>
          <table:table-cell table:formula="of:=[.B77]/[.B$133]" office:value-type="float" office:value="0.027014470730692">
            <text:p>0.0270144707</text:p>
          </table:table-cell>
          <table:table-cell table:formula="of:=SUM([.B$4:.B77])/[.B$133]" office:value-type="float" office:value="0.866535121721758">
            <text:p>0.8665351217</text:p>
          </table:table-cell>
          <table:table-cell office:value-type="float" office:value="529">
            <text:p>529</text:p>
          </table:table-cell>
          <table:table-cell table:formula="of:=[.E77]/[.E$133]" office:value-type="float" office:value="0.0114867652487352">
            <text:p>0.0114867652</text:p>
          </table:table-cell>
          <table:table-cell table:formula="of:=SUM([.E$4:.E77])/[.E$133]" office:value-type="float" office:value="0.553709856035437">
            <text:p>0.553709856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675679">
            <text:p>675679</text:p>
          </table:table-cell>
          <table:table-cell table:formula="of:=[.B78]/[.B$133]" office:value-type="float" office:value="0.0238026200182346">
            <text:p>0.02380262</text:p>
          </table:table-cell>
          <table:table-cell table:formula="of:=SUM([.B$4:.B78])/[.B$133]" office:value-type="float" office:value="0.890337741739993">
            <text:p>0.8903377417</text:p>
          </table:table-cell>
          <table:table-cell office:value-type="float" office:value="634">
            <text:p>634</text:p>
          </table:table-cell>
          <table:table-cell table:formula="of:=[.E78]/[.E$133]" office:value-type="float" office:value="0.0137667470088811">
            <text:p>0.013766747</text:p>
          </table:table-cell>
          <table:table-cell table:formula="of:=SUM([.E$4:.E78])/[.E$133]" office:value-type="float" office:value="0.567476603044318">
            <text:p>0.567476603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84047">
            <text:p>584047</text:p>
          </table:table-cell>
          <table:table-cell table:formula="of:=[.B79]/[.B$133]" office:value-type="float" office:value="0.0205746350172047">
            <text:p>0.020574635</text:p>
          </table:table-cell>
          <table:table-cell table:formula="of:=SUM([.B$4:.B79])/[.B$133]" office:value-type="float" office:value="0.910912376757197">
            <text:p>0.9109123768</text:p>
          </table:table-cell>
          <table:table-cell office:value-type="float" office:value="788">
            <text:p>788</text:p>
          </table:table-cell>
          <table:table-cell table:formula="of:=[.E79]/[.E$133]" office:value-type="float" office:value="0.0171107202570951">
            <text:p>0.0171107203</text:p>
          </table:table-cell>
          <table:table-cell table:formula="of:=SUM([.E$4:.E79])/[.E$133]" office:value-type="float" office:value="0.584587323301414">
            <text:p>0.5845873233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00674">
            <text:p>500674</text:p>
          </table:table-cell>
          <table:table-cell table:formula="of:=[.B80]/[.B$133]" office:value-type="float" office:value="0.0176375956260437">
            <text:p>0.0176375956</text:p>
          </table:table-cell>
          <table:table-cell table:formula="of:=SUM([.B$4:.B80])/[.B$133]" office:value-type="float" office:value="0.928549972383241">
            <text:p>0.9285499724</text:p>
          </table:table-cell>
          <table:table-cell office:value-type="float" office:value="870">
            <text:p>870</text:p>
          </table:table-cell>
          <table:table-cell table:formula="of:=[.E80]/[.E$133]" office:value-type="float" office:value="0.018891277441209">
            <text:p>0.0188912774</text:p>
          </table:table-cell>
          <table:table-cell table:formula="of:=SUM([.E$4:.E80])/[.E$133]" office:value-type="float" office:value="0.603478600742623">
            <text:p>0.603478600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22573">
            <text:p>422573</text:p>
          </table:table-cell>
          <table:table-cell table:formula="of:=[.B81]/[.B$133]" office:value-type="float" office:value="0.0148862766919875">
            <text:p>0.0148862767</text:p>
          </table:table-cell>
          <table:table-cell table:formula="of:=SUM([.B$4:.B81])/[.B$133]" office:value-type="float" office:value="0.943436249075229">
            <text:p>0.9434362491</text:p>
          </table:table-cell>
          <table:table-cell office:value-type="float" office:value="1017">
            <text:p>1017</text:p>
          </table:table-cell>
          <table:table-cell table:formula="of:=[.E81]/[.E$133]" office:value-type="float" office:value="0.0220832519054133">
            <text:p>0.0220832519</text:p>
          </table:table-cell>
          <table:table-cell table:formula="of:=SUM([.E$4:.E81])/[.E$133]" office:value-type="float" office:value="0.625561852648036">
            <text:p>0.6255618526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49524">
            <text:p>349524</text:p>
          </table:table-cell>
          <table:table-cell table:formula="of:=[.B82]/[.B$133]" office:value-type="float" office:value="0.0123129281200887">
            <text:p>0.0123129281</text:p>
          </table:table-cell>
          <table:table-cell table:formula="of:=SUM([.B$4:.B82])/[.B$133]" office:value-type="float" office:value="0.955749177195317">
            <text:p>0.9557491772</text:p>
          </table:table-cell>
          <table:table-cell office:value-type="float" office:value="1097">
            <text:p>1097</text:p>
          </table:table-cell>
          <table:table-cell table:formula="of:=[.E82]/[.E$133]" office:value-type="float" office:value="0.0238203808655245">
            <text:p>0.0238203809</text:p>
          </table:table-cell>
          <table:table-cell table:formula="of:=SUM([.E$4:.E82])/[.E$133]" office:value-type="float" office:value="0.64938223351356">
            <text:p>0.649382233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87335">
            <text:p>287335</text:p>
          </table:table-cell>
          <table:table-cell table:formula="of:=[.B83]/[.B$133]" office:value-type="float" office:value="0.0101221524169605">
            <text:p>0.0101221524</text:p>
          </table:table-cell>
          <table:table-cell table:formula="of:=SUM([.B$4:.B83])/[.B$133]" office:value-type="float" office:value="0.965871329612278">
            <text:p>0.9658713296</text:p>
          </table:table-cell>
          <table:table-cell office:value-type="float" office:value="1205">
            <text:p>1205</text:p>
          </table:table-cell>
          <table:table-cell table:formula="of:=[.E83]/[.E$133]" office:value-type="float" office:value="0.0261655049616746">
            <text:p>0.026165505</text:p>
          </table:table-cell>
          <table:table-cell table:formula="of:=SUM([.E$4:.E83])/[.E$133]" office:value-type="float" office:value="0.675547738475235">
            <text:p>0.675547738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32619">
            <text:p>232619</text:p>
          </table:table-cell>
          <table:table-cell table:formula="of:=[.B84]/[.B$133]" office:value-type="float" office:value="0.00819463334811605">
            <text:p>0.0081946333</text:p>
          </table:table-cell>
          <table:table-cell table:formula="of:=SUM([.B$4:.B84])/[.B$133]" office:value-type="float" office:value="0.974065962960394">
            <text:p>0.974065963</text:p>
          </table:table-cell>
          <table:table-cell office:value-type="float" office:value="1259">
            <text:p>1259</text:p>
          </table:table-cell>
          <table:table-cell table:formula="of:=[.E84]/[.E$133]" office:value-type="float" office:value="0.0273380670097496">
            <text:p>0.027338067</text:p>
          </table:table-cell>
          <table:table-cell table:formula="of:=SUM([.E$4:.E84])/[.E$133]" office:value-type="float" office:value="0.702885805484985">
            <text:p>0.702885805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84908">
            <text:p>184908</text:p>
          </table:table-cell>
          <table:table-cell table:formula="of:=[.B85]/[.B$133]" office:value-type="float" office:value="0.00651388434793995">
            <text:p>0.0065138843</text:p>
          </table:table-cell>
          <table:table-cell table:formula="of:=SUM([.B$4:.B85])/[.B$133]" office:value-type="float" office:value="0.980579847308334">
            <text:p>0.9805798473</text:p>
          </table:table-cell>
          <table:table-cell office:value-type="float" office:value="1323">
            <text:p>1323</text:p>
          </table:table-cell>
          <table:table-cell table:formula="of:=[.E85]/[.E$133]" office:value-type="float" office:value="0.0287277701778386">
            <text:p>0.0287277702</text:p>
          </table:table-cell>
          <table:table-cell table:formula="of:=SUM([.E$4:.E85])/[.E$133]" office:value-type="float" office:value="0.731613575662823">
            <text:p>0.731613575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44673">
            <text:p>144673</text:p>
          </table:table-cell>
          <table:table-cell table:formula="of:=[.B86]/[.B$133]" office:value-type="float" office:value="0.0050964976651606">
            <text:p>0.0050964977</text:p>
          </table:table-cell>
          <table:table-cell table:formula="of:=SUM([.B$4:.B86])/[.B$133]" office:value-type="float" office:value="0.985676344973495">
            <text:p>0.985676345</text:p>
          </table:table-cell>
          <table:table-cell office:value-type="float" office:value="1360">
            <text:p>1360</text:p>
          </table:table-cell>
          <table:table-cell table:formula="of:=[.E86]/[.E$133]" office:value-type="float" office:value="0.02953119232189">
            <text:p>0.0295311923</text:p>
          </table:table-cell>
          <table:table-cell table:formula="of:=SUM([.E$4:.E86])/[.E$133]" office:value-type="float" office:value="0.761144767984713">
            <text:p>0.76114476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10199">
            <text:p>110199</text:p>
          </table:table-cell>
          <table:table-cell table:formula="of:=[.B87]/[.B$133]" office:value-type="float" office:value="0.00388205778689205">
            <text:p>0.0038820578</text:p>
          </table:table-cell>
          <table:table-cell table:formula="of:=SUM([.B$4:.B87])/[.B$133]" office:value-type="float" office:value="0.989558402760387">
            <text:p>0.9895584028</text:p>
          </table:table-cell>
          <table:table-cell office:value-type="float" office:value="1307">
            <text:p>1307</text:p>
          </table:table-cell>
          <table:table-cell table:formula="of:=[.E87]/[.E$133]" office:value-type="float" office:value="0.0283803443858163">
            <text:p>0.0283803444</text:p>
          </table:table-cell>
          <table:table-cell table:formula="of:=SUM([.E$4:.E87])/[.E$133]" office:value-type="float" office:value="0.78952511237053">
            <text:p>0.7895251124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3888">
            <text:p>83888</text:p>
          </table:table-cell>
          <table:table-cell table:formula="of:=[.B88]/[.B$133]" office:value-type="float" office:value="0.00295518165887894">
            <text:p>0.0029551817</text:p>
          </table:table-cell>
          <table:table-cell table:formula="of:=SUM([.B$4:.B88])/[.B$133]" office:value-type="float" office:value="0.992513584419265">
            <text:p>0.9925135844</text:p>
          </table:table-cell>
          <table:table-cell office:value-type="float" office:value="1318">
            <text:p>1318</text:p>
          </table:table-cell>
          <table:table-cell table:formula="of:=[.E88]/[.E$133]" office:value-type="float" office:value="0.0286191996178316">
            <text:p>0.0286191996</text:p>
          </table:table-cell>
          <table:table-cell table:formula="of:=SUM([.E$4:.E88])/[.E$133]" office:value-type="float" office:value="0.818144311988361">
            <text:p>0.81814431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2800">
            <text:p>62800</text:p>
          </table:table-cell>
          <table:table-cell table:formula="of:=[.B89]/[.B$133]" office:value-type="float" office:value="0.00221229983045963">
            <text:p>0.0022122998</text:p>
          </table:table-cell>
          <table:table-cell table:formula="of:=SUM([.B$4:.B89])/[.B$133]" office:value-type="float" office:value="0.994725884249725">
            <text:p>0.9947258842</text:p>
          </table:table-cell>
          <table:table-cell office:value-type="float" office:value="1298">
            <text:p>1298</text:p>
          </table:table-cell>
          <table:table-cell table:formula="of:=[.E89]/[.E$133]" office:value-type="float" office:value="0.0281849173778038">
            <text:p>0.0281849174</text:p>
          </table:table-cell>
          <table:table-cell table:formula="of:=SUM([.E$4:.E89])/[.E$133]" office:value-type="float" office:value="0.846329229366165">
            <text:p>0.8463292294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6032">
            <text:p>46032</text:p>
          </table:table-cell>
          <table:table-cell table:formula="of:=[.B90]/[.B$133]" office:value-type="float" office:value="0.00162160168464518">
            <text:p>0.0016216017</text:p>
          </table:table-cell>
          <table:table-cell table:formula="of:=SUM([.B$4:.B90])/[.B$133]" office:value-type="float" office:value="0.99634748593437">
            <text:p>0.9963474859</text:p>
          </table:table-cell>
          <table:table-cell office:value-type="float" office:value="1167">
            <text:p>1167</text:p>
          </table:table-cell>
          <table:table-cell table:formula="of:=[.E90]/[.E$133]" office:value-type="float" office:value="0.0253403687056218">
            <text:p>0.0253403687</text:p>
          </table:table-cell>
          <table:table-cell table:formula="of:=SUM([.E$4:.E90])/[.E$133]" office:value-type="float" office:value="0.871669598071787">
            <text:p>0.8716695981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3218">
            <text:p>33218</text:p>
          </table:table-cell>
          <table:table-cell table:formula="of:=[.B91]/[.B$133]" office:value-type="float" office:value="0.00117019388165936">
            <text:p>0.0011701939</text:p>
          </table:table-cell>
          <table:table-cell table:formula="of:=SUM([.B$4:.B91])/[.B$133]" office:value-type="float" office:value="0.99751767981603">
            <text:p>0.9975176798</text:p>
          </table:table-cell>
          <table:table-cell office:value-type="float" office:value="1137">
            <text:p>1137</text:p>
          </table:table-cell>
          <table:table-cell table:formula="of:=[.E91]/[.E$133]" office:value-type="float" office:value="0.0246889453455801">
            <text:p>0.0246889453</text:p>
          </table:table-cell>
          <table:table-cell table:formula="of:=SUM([.E$4:.E91])/[.E$133]" office:value-type="float" office:value="0.896358543417367">
            <text:p>0.8963585434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3526">
            <text:p>23526</text:p>
          </table:table-cell>
          <table:table-cell table:formula="of:=[.B92]/[.B$133]" office:value-type="float" office:value="0.000828766971519">
            <text:p>0.000828767</text:p>
          </table:table-cell>
          <table:table-cell table:formula="of:=SUM([.B$4:.B92])/[.B$133]" office:value-type="float" office:value="0.998346446787549">
            <text:p>0.9983464468</text:p>
          </table:table-cell>
          <table:table-cell office:value-type="float" office:value="963">
            <text:p>963</text:p>
          </table:table-cell>
          <table:table-cell table:formula="of:=[.E92]/[.E$133]" office:value-type="float" office:value="0.0209106898573383">
            <text:p>0.0209106899</text:p>
          </table:table-cell>
          <table:table-cell table:formula="of:=SUM([.E$4:.E92])/[.E$133]" office:value-type="float" office:value="0.917269233274705">
            <text:p>0.91726923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6197">
            <text:p>16197</text:p>
          </table:table-cell>
          <table:table-cell table:formula="of:=[.B93]/[.B$133]" office:value-type="float" office:value="0.000570583126655328">
            <text:p>0.0005705831</text:p>
          </table:table-cell>
          <table:table-cell table:formula="of:=SUM([.B$4:.B93])/[.B$133]" office:value-type="float" office:value="0.998917029914204">
            <text:p>0.9989170299</text:p>
          </table:table-cell>
          <table:table-cell office:value-type="float" office:value="807">
            <text:p>807</text:p>
          </table:table-cell>
          <table:table-cell table:formula="of:=[.E93]/[.E$133]" office:value-type="float" office:value="0.0175232883851215">
            <text:p>0.0175232884</text:p>
          </table:table-cell>
          <table:table-cell table:formula="of:=SUM([.E$4:.E93])/[.E$133]" office:value-type="float" office:value="0.934792521659827">
            <text:p>0.934792521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0849">
            <text:p>10849</text:p>
          </table:table-cell>
          <table:table-cell table:formula="of:=[.B94]/[.B$133]" office:value-type="float" office:value="0.000382185364023193">
            <text:p>0.0003821854</text:p>
          </table:table-cell>
          <table:table-cell table:formula="of:=SUM([.B$4:.B94])/[.B$133]" office:value-type="float" office:value="0.999299215278227">
            <text:p>0.9992992153</text:p>
          </table:table-cell>
          <table:table-cell office:value-type="float" office:value="681">
            <text:p>681</text:p>
          </table:table-cell>
          <table:table-cell table:formula="of:=[.E94]/[.E$133]" office:value-type="float" office:value="0.0147873102729464">
            <text:p>0.0147873103</text:p>
          </table:table-cell>
          <table:table-cell table:formula="of:=SUM([.E$4:.E94])/[.E$133]" office:value-type="float" office:value="0.949579831932773">
            <text:p>0.9495798319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273">
            <text:p>7273</text:p>
          </table:table-cell>
          <table:table-cell table:formula="of:=[.B95]/[.B$133]" office:value-type="float" office:value="0.000256211093422498">
            <text:p>0.0002562111</text:p>
          </table:table-cell>
          <table:table-cell table:formula="of:=SUM([.B$4:.B95])/[.B$133]" office:value-type="float" office:value="0.99955542637165">
            <text:p>0.9995554264</text:p>
          </table:table-cell>
          <table:table-cell office:value-type="float" office:value="549">
            <text:p>549</text:p>
          </table:table-cell>
          <table:table-cell table:formula="of:=[.E95]/[.E$133]" office:value-type="float" office:value="0.0119210474887629">
            <text:p>0.0119210475</text:p>
          </table:table-cell>
          <table:table-cell table:formula="of:=SUM([.E$4:.E95])/[.E$133]" office:value-type="float" office:value="0.961500879421536">
            <text:p>0.9615008794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955">
            <text:p>4955</text:p>
          </table:table-cell>
          <table:table-cell table:formula="of:=[.B96]/[.B$133]" office:value-type="float" office:value="0.000174553274839609">
            <text:p>0.0001745533</text:p>
          </table:table-cell>
          <table:table-cell table:formula="of:=SUM([.B$4:.B96])/[.B$133]" office:value-type="float" office:value="0.999729979646489">
            <text:p>0.9997299796</text:p>
          </table:table-cell>
          <table:table-cell office:value-type="float" office:value="478">
            <text:p>478</text:p>
          </table:table-cell>
          <table:table-cell table:formula="of:=[.E96]/[.E$133]" office:value-type="float" office:value="0.0103793455366643">
            <text:p>0.0103793455</text:p>
          </table:table-cell>
          <table:table-cell table:formula="of:=SUM([.E$4:.E96])/[.E$133]" office:value-type="float" office:value="0.9718802249582">
            <text:p>0.97188022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981">
            <text:p>2981</text:p>
          </table:table-cell>
          <table:table-cell table:formula="of:=[.B97]/[.B$133]" office:value-type="float" office:value="0.000105013786538219">
            <text:p>0.0001050138</text:p>
          </table:table-cell>
          <table:table-cell table:formula="of:=SUM([.B$4:.B97])/[.B$133]" office:value-type="float" office:value="0.999834993433027">
            <text:p>0.9998349934</text:p>
          </table:table-cell>
          <table:table-cell office:value-type="float" office:value="360">
            <text:p>360</text:p>
          </table:table-cell>
          <table:table-cell table:formula="of:=[.E97]/[.E$133]" office:value-type="float" office:value="0.00781708032050029">
            <text:p>0.0078170803</text:p>
          </table:table-cell>
          <table:table-cell table:formula="of:=SUM([.E$4:.E97])/[.E$133]" office:value-type="float" office:value="0.9796973052787">
            <text:p>0.9796973053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903">
            <text:p>1903</text:p>
          </table:table-cell>
          <table:table-cell table:formula="of:=[.B98]/[.B$133]" office:value-type="float" office:value="0.0000670383212956158">
            <text:p>6.70383212956158E-005</text:p>
          </table:table-cell>
          <table:table-cell table:formula="of:=SUM([.B$4:.B98])/[.B$133]" office:value-type="float" office:value="0.999902031754323">
            <text:p>0.9999020318</text:p>
          </table:table-cell>
          <table:table-cell office:value-type="float" office:value="280">
            <text:p>280</text:p>
          </table:table-cell>
          <table:table-cell table:formula="of:=[.E98]/[.E$133]" office:value-type="float" office:value="0.00607995136038912">
            <text:p>0.0060799514</text:p>
          </table:table-cell>
          <table:table-cell table:formula="of:=SUM([.E$4:.E98])/[.E$133]" office:value-type="float" office:value="0.98577725663909">
            <text:p>0.9857772566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205">
            <text:p>1205</text:p>
          </table:table-cell>
          <table:table-cell table:formula="of:=[.B99]/[.B$133]" office:value-type="float" office:value="0.0000424493836895518">
            <text:p>4.24493836895518E-005</text:p>
          </table:table-cell>
          <table:table-cell table:formula="of:=SUM([.B$4:.B99])/[.B$133]" office:value-type="float" office:value="0.999944481138013">
            <text:p>0.9999444811</text:p>
          </table:table-cell>
          <table:table-cell office:value-type="float" office:value="191">
            <text:p>191</text:p>
          </table:table-cell>
          <table:table-cell table:formula="of:=[.E99]/[.E$133]" office:value-type="float" office:value="0.00414739539226543">
            <text:p>0.0041473954</text:p>
          </table:table-cell>
          <table:table-cell table:formula="of:=SUM([.E$4:.E99])/[.E$133]" office:value-type="float" office:value="0.989924652031355">
            <text:p>0.989924652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83">
            <text:p>683</text:p>
          </table:table-cell>
          <table:table-cell table:formula="of:=[.B100]/[.B$133]" office:value-type="float" office:value="0.0000240605220414638">
            <text:p>2.40605220414638E-005</text:p>
          </table:table-cell>
          <table:table-cell table:formula="of:=SUM([.B$4:.B100])/[.B$133]" office:value-type="float" office:value="0.999968541660054">
            <text:p>0.9999685417</text:p>
          </table:table-cell>
          <table:table-cell office:value-type="float" office:value="145">
            <text:p>145</text:p>
          </table:table-cell>
          <table:table-cell table:formula="of:=[.E100]/[.E$133]" office:value-type="float" office:value="0.00314854624020151">
            <text:p>0.0031485462</text:p>
          </table:table-cell>
          <table:table-cell table:formula="of:=SUM([.E$4:.E100])/[.E$133]" office:value-type="float" office:value="0.993073198271557">
            <text:p>0.9930731983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91">
            <text:p>391</text:p>
          </table:table-cell>
          <table:table-cell table:formula="of:=[.B101]/[.B$133]" office:value-type="float" office:value="0.0000137740323839126">
            <text:p>0.000013774</text:p>
          </table:table-cell>
          <table:table-cell table:formula="of:=SUM([.B$4:.B101])/[.B$133]" office:value-type="float" office:value="0.999982315692438">
            <text:p>0.9999823157</text:p>
          </table:table-cell>
          <table:table-cell office:value-type="float" office:value="105">
            <text:p>105</text:p>
          </table:table-cell>
          <table:table-cell table:formula="of:=[.E101]/[.E$133]" office:value-type="float" office:value="0.00227998176014592">
            <text:p>0.0022799818</text:p>
          </table:table-cell>
          <table:table-cell table:formula="of:=SUM([.E$4:.E101])/[.E$133]" office:value-type="float" office:value="0.995353180031703">
            <text:p>0.99535318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234">
            <text:p>234</text:p>
          </table:table-cell>
          <table:table-cell table:formula="of:=[.B102]/[.B$133]" office:value-type="float" office:value="0.00000824328280776358">
            <text:p>8.24328280776358E-006</text:p>
          </table:table-cell>
          <table:table-cell table:formula="of:=SUM([.B$4:.B102])/[.B$133]" office:value-type="float" office:value="0.999990558975246">
            <text:p>0.999990559</text:p>
          </table:table-cell>
          <table:table-cell office:value-type="float" office:value="61">
            <text:p>61</text:p>
          </table:table-cell>
          <table:table-cell table:formula="of:=[.E102]/[.E$133]" office:value-type="float" office:value="0.00132456083208477">
            <text:p>0.0013245608</text:p>
          </table:table-cell>
          <table:table-cell table:formula="of:=SUM([.E$4:.E102])/[.E$133]" office:value-type="float" office:value="0.996677740863787">
            <text:p>0.9966777409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table:formula="of:=[.B103]/[.B$133]" office:value-type="float" office:value="0.00000443869074264193">
            <text:p>4.43869074264193E-006</text:p>
          </table:table-cell>
          <table:table-cell table:formula="of:=SUM([.B$4:.B103])/[.B$133]" office:value-type="float" office:value="0.999994997665988">
            <text:p>0.9999949977</text:p>
          </table:table-cell>
          <table:table-cell office:value-type="float" office:value="55">
            <text:p>55</text:p>
          </table:table-cell>
          <table:table-cell table:formula="of:=[.E103]/[.E$133]" office:value-type="float" office:value="0.00119427616007643">
            <text:p>0.0011942762</text:p>
          </table:table-cell>
          <table:table-cell table:formula="of:=SUM([.E$4:.E103])/[.E$133]" office:value-type="float" office:value="0.997872017023864">
            <text:p>0.997872017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72">
            <text:p>72</text:p>
          </table:table-cell>
          <table:table-cell table:formula="of:=[.B104]/[.B$133]" office:value-type="float" office:value="0.0000025363947100811">
            <text:p>2.5363947100811E-006</text:p>
          </table:table-cell>
          <table:table-cell table:formula="of:=SUM([.B$4:.B104])/[.B$133]" office:value-type="float" office:value="0.999997534060699">
            <text:p>0.9999975341</text:p>
          </table:table-cell>
          <table:table-cell office:value-type="float" office:value="32">
            <text:p>32</text:p>
          </table:table-cell>
          <table:table-cell table:formula="of:=[.E104]/[.E$133]" office:value-type="float" office:value="0.00069485158404447">
            <text:p>0.0006948516</text:p>
          </table:table-cell>
          <table:table-cell table:formula="of:=SUM([.E$4:.E104])/[.E$133]" office:value-type="float" office:value="0.998566868607908">
            <text:p>0.9985668686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formula="of:=[.B105]/[.B$133]" office:value-type="float" office:value="0.00000105683112920046">
            <text:p>1.05683112920046E-006</text:p>
          </table:table-cell>
          <table:table-cell table:formula="of:=SUM([.B$4:.B105])/[.B$133]" office:value-type="float" office:value="0.999998590891828">
            <text:p>0.9999985909</text:p>
          </table:table-cell>
          <table:table-cell office:value-type="float" office:value="17">
            <text:p>17</text:p>
          </table:table-cell>
          <table:table-cell table:formula="of:=[.E105]/[.E$133]" office:value-type="float" office:value="0.000369139904023625">
            <text:p>0.0003691399</text:p>
          </table:table-cell>
          <table:table-cell table:formula="of:=SUM([.E$4:.E105])/[.E$133]" office:value-type="float" office:value="0.998936008511932">
            <text:p>0.9989360085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23">
            <text:p>23</text:p>
          </table:table-cell>
          <table:table-cell table:formula="of:=[.B106]/[.B$133]" office:value-type="float" office:value="0.000000810237199053685">
            <text:p>8.10237199053685E-007</text:p>
          </table:table-cell>
          <table:table-cell table:formula="of:=SUM([.B$4:.B106])/[.B$133]" office:value-type="float" office:value="0.999999401129027">
            <text:p>0.9999994011</text:p>
          </table:table-cell>
          <table:table-cell office:value-type="float" office:value="12">
            <text:p>12</text:p>
          </table:table-cell>
          <table:table-cell table:formula="of:=[.E106]/[.E$133]" office:value-type="float" office:value="0.000260569344016676">
            <text:p>0.0002605693</text:p>
          </table:table-cell>
          <table:table-cell table:formula="of:=SUM([.E$4:.E106])/[.E$133]" office:value-type="float" office:value="0.999196577855949">
            <text:p>0.9991965779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table:formula="of:=[.B107]/[.B$133]" office:value-type="float" office:value="0.000000281821634453456">
            <text:p>2.81821634453456E-007</text:p>
          </table:table-cell>
          <table:table-cell table:formula="of:=SUM([.B$4:.B107])/[.B$133]" office:value-type="float" office:value="0.999999682950661">
            <text:p>0.999999683</text:p>
          </table:table-cell>
          <table:table-cell office:value-type="float" office:value="7">
            <text:p>7</text:p>
          </table:table-cell>
          <table:table-cell table:formula="of:=[.E107]/[.E$133]" office:value-type="float" office:value="0.000151998784009728">
            <text:p>0.0001519988</text:p>
          </table:table-cell>
          <table:table-cell table:formula="of:=SUM([.E$4:.E107])/[.E$133]" office:value-type="float" office:value="0.999348576639958">
            <text:p>0.9993485766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table:formula="of:=[.B108]/[.B$133]" office:value-type="float" office:value="0.00000017613852153341">
            <text:p>1.7613852153341E-007</text:p>
          </table:table-cell>
          <table:table-cell table:formula="of:=SUM([.B$4:.B108])/[.B$133]" office:value-type="float" office:value="0.999999859089183">
            <text:p>0.9999998591</text:p>
          </table:table-cell>
          <table:table-cell office:value-type="float" office:value="2">
            <text:p>2</text:p>
          </table:table-cell>
          <table:table-cell table:formula="of:=[.E108]/[.E$133]" office:value-type="float" office:value="0.0000434282240027794">
            <text:p>4.34282240027794E-005</text:p>
          </table:table-cell>
          <table:table-cell table:formula="of:=SUM([.E$4:.E108])/[.E$133]" office:value-type="float" office:value="0.999392004863961">
            <text:p>0.9993920049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table:formula="of:=[.B109]/[.B$133]" office:value-type="float" office:value="0.000000105683112920046">
            <text:p>1.05683112920046E-007</text:p>
          </table:table-cell>
          <table:table-cell table:formula="of:=SUM([.B$4:.B109])/[.B$133]" office:value-type="float" office:value="0.999999964772296">
            <text:p>0.9999999648</text:p>
          </table:table-cell>
          <table:table-cell office:value-type="float" office:value="2">
            <text:p>2</text:p>
          </table:table-cell>
          <table:table-cell table:formula="of:=[.E109]/[.E$133]" office:value-type="float" office:value="0.0000434282240027794">
            <text:p>4.34282240027794E-005</text:p>
          </table:table-cell>
          <table:table-cell table:formula="of:=SUM([.E$4:.E109])/[.E$133]" office:value-type="float" office:value="0.999435433087964">
            <text:p>0.9994354331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table:formula="of:=[.B110]/[.B$133]" office:value-type="float" office:value="0.000000035227704306682">
            <text:p>3.5227704306682E-008</text:p>
          </table:table-cell>
          <table:table-cell table:formula="of:=SUM([.B$4:.B110])/[.B$133]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E110]/[.E$133]" office:value-type="float" office:value="0.0000868564480055588">
            <text:p>8.68564480055588E-005</text:p>
          </table:table-cell>
          <table:table-cell table:formula="of:=SUM([.E$4:.E110])/[.E$133]" office:value-type="float" office:value="0.999522289535969">
            <text:p>0.9995222895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table:formula="of:=[.B111]/[.B$133]" office:value-type="float" office:value="0">
            <text:p>0</text:p>
          </table:table-cell>
          <table:table-cell table:formula="of:=SUM([.B$4:.B111])/[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11]/[.E$133]" office:value-type="float" office:value="0">
            <text:p>0</text:p>
          </table:table-cell>
          <table:table-cell table:formula="of:=SUM([.E$4:.E111])/[.E$133]" office:value-type="float" office:value="0.999522289535969">
            <text:p>0.9995222895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table:formula="of:=[.B112]/[.B$133]" office:value-type="float" office:value="0">
            <text:p>0</text:p>
          </table:table-cell>
          <table:table-cell table:formula="of:=SUM([.B$4:.B112])/[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12]/[.E$133]" office:value-type="float" office:value="0">
            <text:p>0</text:p>
          </table:table-cell>
          <table:table-cell table:formula="of:=SUM([.E$4:.E112])/[.E$133]" office:value-type="float" office:value="0.999522289535969">
            <text:p>0.9995222895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formula="of:=[.B113]/[.B$133]" office:value-type="float" office:value="0">
            <text:p>0</text:p>
          </table:table-cell>
          <table:table-cell table:formula="of:=SUM([.B$4:.B113])/[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13]/[.E$133]" office:value-type="float" office:value="0">
            <text:p>0</text:p>
          </table:table-cell>
          <table:table-cell table:formula="of:=SUM([.E$4:.E113])/[.E$133]" office:value-type="float" office:value="0.999522289535969">
            <text:p>0.9995222895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formula="of:=[.B114]/[.B$133]" office:value-type="float" office:value="0">
            <text:p>0</text:p>
          </table:table-cell>
          <table:table-cell table:formula="of:=SUM([.B$4:.B114])/[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14]/[.E$133]" office:value-type="float" office:value="0">
            <text:p>0</text:p>
          </table:table-cell>
          <table:table-cell table:formula="of:=SUM([.E$4:.E114])/[.E$133]" office:value-type="float" office:value="0.999522289535969">
            <text:p>0.9995222895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table:formula="of:=[.B115]/[.B$133]" office:value-type="float" office:value="0">
            <text:p>0</text:p>
          </table:table-cell>
          <table:table-cell table:formula="of:=SUM([.B$4:.B115])/[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15]/[.E$133]" office:value-type="float" office:value="0">
            <text:p>0</text:p>
          </table:table-cell>
          <table:table-cell table:formula="of:=SUM([.E$4:.E115])/[.E$133]" office:value-type="float" office:value="0.999522289535969">
            <text:p>0.9995222895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table:formula="of:=[.B116]/[.B$133]" office:value-type="float" office:value="0">
            <text:p>0</text:p>
          </table:table-cell>
          <table:table-cell table:formula="of:=SUM([.B$4:.B116])/[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16]/[.E$133]" office:value-type="float" office:value="0">
            <text:p>0</text:p>
          </table:table-cell>
          <table:table-cell table:formula="of:=SUM([.E$4:.E116])/[.E$133]" office:value-type="float" office:value="0.999522289535969">
            <text:p>0.9995222895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table:formula="of:=[.B117]/[.B$133]" office:value-type="float" office:value="0">
            <text:p>0</text:p>
          </table:table-cell>
          <table:table-cell table:formula="of:=SUM([.B$4:.B117])/[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17]/[.E$133]" office:value-type="float" office:value="0">
            <text:p>0</text:p>
          </table:table-cell>
          <table:table-cell table:formula="of:=SUM([.E$4:.E117])/[.E$133]" office:value-type="float" office:value="0.999522289535969">
            <text:p>0.9995222895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table:formula="of:=[.B118]/[.B$133]" office:value-type="float" office:value="0">
            <text:p>0</text:p>
          </table:table-cell>
          <table:table-cell table:formula="of:=SUM([.B$4:.B118])/[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18]/[.E$133]" office:value-type="float" office:value="0">
            <text:p>0</text:p>
          </table:table-cell>
          <table:table-cell table:formula="of:=SUM([.E$4:.E118])/[.E$133]" office:value-type="float" office:value="0.999522289535969">
            <text:p>0.9995222895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table:formula="of:=[.B119]/[.B$133]" office:value-type="float" office:value="0">
            <text:p>0</text:p>
          </table:table-cell>
          <table:table-cell table:formula="of:=SUM([.B$4:.B119])/[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19]/[.E$133]" office:value-type="float" office:value="0">
            <text:p>0</text:p>
          </table:table-cell>
          <table:table-cell table:formula="of:=SUM([.E$4:.E119])/[.E$133]" office:value-type="float" office:value="0.999522289535969">
            <text:p>0.9995222895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table:formula="of:=[.B120]/[.B$133]" office:value-type="float" office:value="0">
            <text:p>0</text:p>
          </table:table-cell>
          <table:table-cell table:formula="of:=SUM([.B$4:.B120])/[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20]/[.E$133]" office:value-type="float" office:value="0">
            <text:p>0</text:p>
          </table:table-cell>
          <table:table-cell table:formula="of:=SUM([.E$4:.E120])/[.E$133]" office:value-type="float" office:value="0.999522289535969">
            <text:p>0.9995222895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table:formula="of:=[.B121]/[.B$133]" office:value-type="float" office:value="0">
            <text:p>0</text:p>
          </table:table-cell>
          <table:table-cell table:formula="of:=SUM([.B$4:.B121])/[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21]/[.E$133]" office:value-type="float" office:value="0">
            <text:p>0</text:p>
          </table:table-cell>
          <table:table-cell table:formula="of:=SUM([.E$4:.E121])/[.E$133]" office:value-type="float" office:value="0.999522289535969">
            <text:p>0.9995222895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table:formula="of:=[.B122]/[.B$133]" office:value-type="float" office:value="0">
            <text:p>0</text:p>
          </table:table-cell>
          <table:table-cell table:formula="of:=SUM([.B$4:.B122])/[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22]/[.E$133]" office:value-type="float" office:value="0">
            <text:p>0</text:p>
          </table:table-cell>
          <table:table-cell table:formula="of:=SUM([.E$4:.E122])/[.E$133]" office:value-type="float" office:value="0.999522289535969">
            <text:p>0.9995222895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formula="of:=[.B123]/[.B$133]" office:value-type="float" office:value="0">
            <text:p>0</text:p>
          </table:table-cell>
          <table:table-cell table:formula="of:=SUM([.B$4:.B123])/[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23]/[.E$133]" office:value-type="float" office:value="0">
            <text:p>0</text:p>
          </table:table-cell>
          <table:table-cell table:formula="of:=SUM([.E$4:.E123])/[.E$133]" office:value-type="float" office:value="0.999522289535969">
            <text:p>0.9995222895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formula="of:=[.B124]/[.B$133]" office:value-type="float" office:value="0">
            <text:p>0</text:p>
          </table:table-cell>
          <table:table-cell table:formula="of:=SUM([.B$4:.B124])/[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24]/[.E$133]" office:value-type="float" office:value="0">
            <text:p>0</text:p>
          </table:table-cell>
          <table:table-cell table:formula="of:=SUM([.E$4:.E124])/[.E$133]" office:value-type="float" office:value="0.999522289535969">
            <text:p>0.9995222895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table:formula="of:=[.B125]/[.B$133]" office:value-type="float" office:value="0">
            <text:p>0</text:p>
          </table:table-cell>
          <table:table-cell table:formula="of:=SUM([.B$4:.B125])/[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25]/[.E$133]" office:value-type="float" office:value="0">
            <text:p>0</text:p>
          </table:table-cell>
          <table:table-cell table:formula="of:=SUM([.E$4:.E125])/[.E$133]" office:value-type="float" office:value="0.999522289535969">
            <text:p>0.9995222895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table:formula="of:=[.B126]/[.B$133]" office:value-type="float" office:value="0">
            <text:p>0</text:p>
          </table:table-cell>
          <table:table-cell table:formula="of:=SUM([.B$4:.B126])/[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26]/[.E$133]" office:value-type="float" office:value="0">
            <text:p>0</text:p>
          </table:table-cell>
          <table:table-cell table:formula="of:=SUM([.E$4:.E126])/[.E$133]" office:value-type="float" office:value="0.999522289535969">
            <text:p>0.9995222895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table:formula="of:=[.B127]/[.B$133]" office:value-type="float" office:value="0">
            <text:p>0</text:p>
          </table:table-cell>
          <table:table-cell table:formula="of:=SUM([.B$4:.B127])/[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27]/[.E$133]" office:value-type="float" office:value="0">
            <text:p>0</text:p>
          </table:table-cell>
          <table:table-cell table:formula="of:=SUM([.E$4:.E127])/[.E$133]" office:value-type="float" office:value="0.999522289535969">
            <text:p>0.9995222895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table:formula="of:=[.B128]/[.B$133]" office:value-type="float" office:value="0">
            <text:p>0</text:p>
          </table:table-cell>
          <table:table-cell table:formula="of:=SUM([.B$4:.B128])/[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28]/[.E$133]" office:value-type="float" office:value="0">
            <text:p>0</text:p>
          </table:table-cell>
          <table:table-cell table:formula="of:=SUM([.E$4:.E128])/[.E$133]" office:value-type="float" office:value="0.999522289535969">
            <text:p>0.9995222895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table:formula="of:=[.B129]/[.B$133]" office:value-type="float" office:value="0">
            <text:p>0</text:p>
          </table:table-cell>
          <table:table-cell table:formula="of:=SUM([.B$4:.B129])/[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29]/[.E$133]" office:value-type="float" office:value="0">
            <text:p>0</text:p>
          </table:table-cell>
          <table:table-cell table:formula="of:=SUM([.E$4:.E129])/[.E$133]" office:value-type="float" office:value="0.999522289535969">
            <text:p>0.9995222895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table:formula="of:=[.B130]/[.B$133]" office:value-type="float" office:value="0">
            <text:p>0</text:p>
          </table:table-cell>
          <table:table-cell table:formula="of:=SUM([.B$4:.B130])/[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30]/[.E$133]" office:value-type="float" office:value="0">
            <text:p>0</text:p>
          </table:table-cell>
          <table:table-cell table:formula="of:=SUM([.E$4:.E130])/[.E$133]" office:value-type="float" office:value="0.999522289535969">
            <text:p>0.999522289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formula="of:=[.B131]/[.B$133]" office:value-type="float" office:value="0">
            <text:p>0</text:p>
          </table:table-cell>
          <table:table-cell table:formula="of:=SUM([.B$4:.B131])/[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31]/[.E$133]" office:value-type="float" office:value="0">
            <text:p>0</text:p>
          </table:table-cell>
          <table:table-cell table:formula="of:=SUM([.E$4:.E131])/[.E$133]" office:value-type="float" office:value="0.999522289535969">
            <text:p>0.9995222895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table:formula="of:=[.B132]/[.B$133]" office:value-type="float" office:value="0">
            <text:p>0</text:p>
          </table:table-cell>
          <table:table-cell table:formula="of:=SUM([.B$4:.B132])/[.B$133]" office:value-type="float" office:value="1">
            <text:p>1</text:p>
          </table:table-cell>
          <table:table-cell office:value-type="float" office:value="283">
            <text:p>283</text:p>
          </table:table-cell>
          <table:table-cell table:formula="of:=[.E132]/[.E$133]" office:value-type="float" office:value="0.00614509369639329">
            <text:p>0.0061450937</text:p>
          </table:table-cell>
          <table:table-cell table:formula="of:=SUM([.E$4:.E132])/[.E$133]" office:value-type="float" office:value="1.00566738323236">
            <text:p>1.0056673832</text:p>
          </table:table-cell>
        </table:table-row>
        <table:table-row table:style-name="ro2">
          <table:table-cell/>
          <table:table-cell table:style-name="ce1" table:formula="of:=SUM([.B6:.B132])" office:value-type="float" office:value="28386749">
            <text:p>28386749</text:p>
          </table:table-cell>
          <table:table-cell/>
          <table:table-cell table:style-name="Default"/>
          <table:table-cell table:style-name="ce1" table:formula="of:=SUM([.E6:.E132])" office:value-type="float" office:value="46053">
            <text:p>46053</text:p>
          </table:table-cell>
          <table:table-cell table:style-name="Default" table:number-columns-repeated="2"/>
        </table:table-row>
      </table:table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default-cell-style-name="ce3"/>
        <table:table-column table:style-name="co3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column table:style-name="co5" table:default-cell-style-name="ce3"/>
        <table:table-row table:style-name="ro2">
          <table:table-cell office:value-type="string">
            <text:p>Dim = 55</text:p>
          </table:table-cell>
          <table:table-cell table:style-name="ce2" office:value-type="string" table:number-columns-spanned="3" table:number-rows-spanned="1">
            <text:p>No reduction</text:p>
          </table:table-cell>
          <table:covered-table-cell table:number-columns-repeated="2" table:style-name="Default"/>
          <table:table-cell table:style-name="ce2" office:value-type="string" table:number-columns-spanned="3" table:number-rows-spanned="1">
            <text:p>Reduction</text:p>
          </table:table-cell>
          <table:covered-table-cell table:style-name="Default"/>
          <table:covered-table-cell/>
          <table:table-cell/>
          <table:table-cell table:style-name="Default"/>
        </table:table-row>
        <table:table-row table:style-name="ro2">
          <table:table-cell office:value-type="string">
            <text:p>#identical bits</text:p>
          </table:table-cell>
          <table:table-cell office:value-type="string">
            <text:p>#occurence</text:p>
          </table:table-cell>
          <table:table-cell table:style-name="Default" office:value-type="string">
            <text:p>Percentage</text:p>
          </table:table-cell>
          <table:table-cell table:style-name="Default" office:value-type="string">
            <text:p>Cumulative</text:p>
          </table:table-cell>
          <table:table-cell office:value-type="string">
            <text:p>Occurences</text:p>
          </table:table-cell>
          <table:table-cell table:style-name="Default" office:value-type="string">
            <text:p>Percentage</text:p>
          </table:table-cell>
          <table:table-cell office:value-type="string">
            <text:p>Cumulative</text:p>
          </table:table-cell>
          <table:table-cell/>
          <table:table-cell table:style-name="Default" office:value-type="string">
            <text:p>Conditional Prob[Good]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formula="of:=[.B4]/[.B$61]" office:value-type="float" office:value="0">
            <text:p>0.000000</text:p>
          </table:table-cell>
          <table:table-cell table:formula="of:=SUM([.B$4:.B4])/[.B$61]" office:value-type="float" office:value="0">
            <text:p>0.000000</text:p>
          </table:table-cell>
          <table:table-cell office:value-type="float" office:value="259">
            <text:p>259</text:p>
          </table:table-cell>
          <table:table-cell table:formula="of:=[.E4]/[.E$61]" office:value-type="float" office:value="0.00263479145473042">
            <text:p>0.00263</text:p>
          </table:table-cell>
          <table:table-cell table:formula="of:=SUM([.E$4:.E4])/[.$E$61]" office:value-type="float" office:value="0.00263479145473042">
            <text:p>0.0026347915</text:p>
          </table:table-cell>
          <table:table-cell/>
          <table:table-cell table:formula="of:=[.E4]/([.B4]+[.E4])" office:value-type="float" office:value="1">
            <text:p>1.0000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5]/[.B$61]" office:value-type="float" office:value="0">
            <text:p>0.000000</text:p>
          </table:table-cell>
          <table:table-cell table:formula="of:=SUM([.B$4:.B5])/[.B$61]" office:value-type="float" office:value="0">
            <text:p>0.000000</text:p>
          </table:table-cell>
          <table:table-cell office:value-type="float" office:value="12">
            <text:p>12</text:p>
          </table:table-cell>
          <table:table-cell table:formula="of:=[.E5]/[.E$61]" office:value-type="float" office:value="0.000122075279755849">
            <text:p>0.00012</text:p>
          </table:table-cell>
          <table:table-cell table:formula="of:=SUM([.E$4:.E5])/[.$E$61]" office:value-type="float" office:value="0.00275686673448627">
            <text:p>0.0027568667</text:p>
          </table:table-cell>
          <table:table-cell/>
          <table:table-cell table:formula="of:=[.E5]/([.B5]+[.E5])" office:value-type="float" office:value="1">
            <text:p>1.0000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6]/[.B$61]" office:value-type="float" office:value="0">
            <text:p>0.000000</text:p>
          </table:table-cell>
          <table:table-cell table:formula="of:=SUM([.B$4:.B6])/[.B$61]"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f:=[.E6]/[.E$61]" office:value-type="float" office:value="0.0000305188199389624">
            <text:p>0.00003</text:p>
          </table:table-cell>
          <table:table-cell table:formula="of:=SUM([.E$4:.E6])/[.$E$61]" office:value-type="float" office:value="0.00278738555442523">
            <text:p>0.0027873856</text:p>
          </table:table-cell>
          <table:table-cell/>
          <table:table-cell table:formula="of:=[.E6]/([.B6]+[.E6])" office:value-type="float" office:value="1">
            <text:p>1.00000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7]/[.B$61]" office:value-type="float" office:value="0">
            <text:p>0.000000</text:p>
          </table:table-cell>
          <table:table-cell table:formula="of:=SUM([.B$4:.B7])/[.B$61]" office:value-type="float" office:value="0">
            <text:p>0.000000</text:p>
          </table:table-cell>
          <table:table-cell office:value-type="float" office:value="0">
            <text:p>0</text:p>
          </table:table-cell>
          <table:table-cell table:formula="of:=[.E7]/[.E$61]" office:value-type="float" office:value="0">
            <text:p>0.00000</text:p>
          </table:table-cell>
          <table:table-cell table:formula="of:=SUM([.E$4:.E7])/[.$E$61]" office:value-type="float" office:value="0.00278738555442523">
            <text:p>0.0027873856</text:p>
          </table:table-cell>
          <table:table-cell/>
          <table:table-cell table:formula="of:=[.E7]/([.B7]+[.E7])" office:value-type="float" office:value="0">
            <text:p>#DIV/0!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8]/[.B$61]" office:value-type="float" office:value="0">
            <text:p>0.000000</text:p>
          </table:table-cell>
          <table:table-cell table:formula="of:=SUM([.B$4:.B8])/[.B$61]" office:value-type="float" office:value="0">
            <text:p>0.000000</text:p>
          </table:table-cell>
          <table:table-cell office:value-type="float" office:value="0">
            <text:p>0</text:p>
          </table:table-cell>
          <table:table-cell table:formula="of:=[.E8]/[.E$61]" office:value-type="float" office:value="0">
            <text:p>0.00000</text:p>
          </table:table-cell>
          <table:table-cell table:formula="of:=SUM([.E$4:.E8])/[.$E$61]" office:value-type="float" office:value="0.00278738555442523">
            <text:p>0.0027873856</text:p>
          </table:table-cell>
          <table:table-cell/>
          <table:table-cell table:formula="of:=[.E8]/([.B8]+[.E8])" office:value-type="float" office:value="0">
            <text:p>#DIV/0!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9]/[.B$61]" office:value-type="float" office:value="0">
            <text:p>0.000000</text:p>
          </table:table-cell>
          <table:table-cell table:formula="of:=SUM([.B$4:.B9])/[.B$61]" office:value-type="float" office:value="0">
            <text:p>0.000000</text:p>
          </table:table-cell>
          <table:table-cell office:value-type="float" office:value="0">
            <text:p>0</text:p>
          </table:table-cell>
          <table:table-cell table:formula="of:=[.E9]/[.E$61]" office:value-type="float" office:value="0">
            <text:p>0.00000</text:p>
          </table:table-cell>
          <table:table-cell table:formula="of:=SUM([.E$4:.E9])/[.$E$61]" office:value-type="float" office:value="0.00278738555442523">
            <text:p>0.0027873856</text:p>
          </table:table-cell>
          <table:table-cell/>
          <table:table-cell table:formula="of:=[.E9]/([.B9]+[.E9])" office:value-type="float" office:value="0">
            <text:p>#DIV/0!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10]/[.B$61]" office:value-type="float" office:value="0.00000000853198430602917">
            <text:p>0.000000</text:p>
          </table:table-cell>
          <table:table-cell table:formula="of:=SUM([.B$4:.B10])/[.B$61]" office:value-type="float" office:value="0.00000000853198430602917">
            <text:p>0.000000</text:p>
          </table:table-cell>
          <table:table-cell office:value-type="float" office:value="0">
            <text:p>0</text:p>
          </table:table-cell>
          <table:table-cell table:formula="of:=[.E10]/[.E$61]" office:value-type="float" office:value="0">
            <text:p>0.00000</text:p>
          </table:table-cell>
          <table:table-cell table:formula="of:=SUM([.E$4:.E10])/[.$E$61]" office:value-type="float" office:value="0.00278738555442523">
            <text:p>0.0027873856</text:p>
          </table:table-cell>
          <table:table-cell/>
          <table:table-cell table:formula="of:=[.E10]/([.B10]+[.E10])" office:value-type="float" office:value="0">
            <text:p>0.00000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11]/[.B$61]" office:value-type="float" office:value="0.00000000853198430602917">
            <text:p>0.000000</text:p>
          </table:table-cell>
          <table:table-cell table:formula="of:=SUM([.B$4:.B11])/[.B$61]" office:value-type="float" office:value="0.0000000170639686120583">
            <text:p>0.000000</text:p>
          </table:table-cell>
          <table:table-cell office:value-type="float" office:value="0">
            <text:p>0</text:p>
          </table:table-cell>
          <table:table-cell table:formula="of:=[.E11]/[.E$61]" office:value-type="float" office:value="0">
            <text:p>0.00000</text:p>
          </table:table-cell>
          <table:table-cell table:formula="of:=SUM([.E$4:.E11])/[.$E$61]" office:value-type="float" office:value="0.00278738555442523">
            <text:p>0.0027873856</text:p>
          </table:table-cell>
          <table:table-cell/>
          <table:table-cell table:formula="of:=[.E11]/([.B11]+[.E11])" office:value-type="float" office:value="0">
            <text:p>0.00000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B12]/[.B$61]" office:value-type="float" office:value="0.0000000426599215301459">
            <text:p>0.000000</text:p>
          </table:table-cell>
          <table:table-cell table:formula="of:=SUM([.B$4:.B12])/[.B$61]" office:value-type="float" office:value="0.0000000597238901422042">
            <text:p>0.000000</text:p>
          </table:table-cell>
          <table:table-cell office:value-type="float" office:value="1">
            <text:p>1</text:p>
          </table:table-cell>
          <table:table-cell table:formula="of:=[.E12]/[.E$61]" office:value-type="float" office:value="0.0000101729399796541">
            <text:p>0.00001</text:p>
          </table:table-cell>
          <table:table-cell table:formula="of:=SUM([.E$4:.E12])/[.$E$61]" office:value-type="float" office:value="0.00279755849440488">
            <text:p>0.0027975585</text:p>
          </table:table-cell>
          <table:table-cell/>
          <table:table-cell table:formula="of:=[.E12]/([.B12]+[.E12])" office:value-type="float" office:value="0.166666666666667">
            <text:p>0.1666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[.B13]/[.B$61]" office:value-type="float" office:value="0.000000196235639038671">
            <text:p>0.000000</text:p>
          </table:table-cell>
          <table:table-cell table:formula="of:=SUM([.B$4:.B13])/[.B$61]" office:value-type="float" office:value="0.000000255959529180875">
            <text:p>0.000000</text:p>
          </table:table-cell>
          <table:table-cell office:value-type="float" office:value="11">
            <text:p>11</text:p>
          </table:table-cell>
          <table:table-cell table:formula="of:=[.E13]/[.E$61]" office:value-type="float" office:value="0.000111902339776195">
            <text:p>0.00011</text:p>
          </table:table-cell>
          <table:table-cell table:formula="of:=SUM([.E$4:.E13])/[.$E$61]" office:value-type="float" office:value="0.00290946083418108">
            <text:p>0.0029094608</text:p>
          </table:table-cell>
          <table:table-cell/>
          <table:table-cell table:formula="of:=[.E13]/([.B13]+[.E13])" office:value-type="float" office:value="0.323529411764706">
            <text:p>0.32352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table:formula="of:=[.B14]/[.B$61]" office:value-type="float" office:value="0.000000776410571848655">
            <text:p>0.000001</text:p>
          </table:table-cell>
          <table:table-cell table:formula="of:=SUM([.B$4:.B14])/[.B$61]" office:value-type="float" office:value="0.00000103237010102953">
            <text:p>0.000001</text:p>
          </table:table-cell>
          <table:table-cell office:value-type="float" office:value="33">
            <text:p>33</text:p>
          </table:table-cell>
          <table:table-cell table:formula="of:=[.E14]/[.E$61]" office:value-type="float" office:value="0.000335707019328586">
            <text:p>0.00034</text:p>
          </table:table-cell>
          <table:table-cell table:formula="of:=SUM([.E$4:.E14])/[.$E$61]" office:value-type="float" office:value="0.00324516785350966">
            <text:p>0.0032451679</text:p>
          </table:table-cell>
          <table:table-cell/>
          <table:table-cell table:formula="of:=[.E14]/([.B14]+[.E14])" office:value-type="float" office:value="0.266129032258064">
            <text:p>0.26612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78">
            <text:p>378</text:p>
          </table:table-cell>
          <table:table-cell table:formula="of:=[.B15]/[.B$61]" office:value-type="float" office:value="0.00000322509006767903">
            <text:p>0.000003</text:p>
          </table:table-cell>
          <table:table-cell table:formula="of:=SUM([.B$4:.B15])/[.B$61]" office:value-type="float" office:value="0.00000425746016870856">
            <text:p>0.000004</text:p>
          </table:table-cell>
          <table:table-cell office:value-type="float" office:value="98">
            <text:p>98</text:p>
          </table:table-cell>
          <table:table-cell table:formula="of:=[.E15]/[.E$61]" office:value-type="float" office:value="0.000996948118006104">
            <text:p>0.00100</text:p>
          </table:table-cell>
          <table:table-cell table:formula="of:=SUM([.E$4:.E15])/[.$E$61]" office:value-type="float" office:value="0.00424211597151577">
            <text:p>0.004242116</text:p>
          </table:table-cell>
          <table:table-cell/>
          <table:table-cell table:formula="of:=[.E15]/([.B15]+[.E15])" office:value-type="float" office:value="0.205882352941176">
            <text:p>0.20588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47">
            <text:p>1347</text:p>
          </table:table-cell>
          <table:table-cell table:formula="of:=[.B16]/[.B$61]" office:value-type="float" office:value="0.0000114925828602213">
            <text:p>0.000011</text:p>
          </table:table-cell>
          <table:table-cell table:formula="of:=SUM([.B$4:.B16])/[.B$61]" office:value-type="float" office:value="0.0000157500430289299">
            <text:p>0.000016</text:p>
          </table:table-cell>
          <table:table-cell office:value-type="float" office:value="277">
            <text:p>277</text:p>
          </table:table-cell>
          <table:table-cell table:formula="of:=[.E16]/[.E$61]" office:value-type="float" office:value="0.00281790437436419">
            <text:p>0.00282</text:p>
          </table:table-cell>
          <table:table-cell table:formula="of:=SUM([.E$4:.E16])/[.$E$61]" office:value-type="float" office:value="0.00706002034587996">
            <text:p>0.0070600203</text:p>
          </table:table-cell>
          <table:table-cell/>
          <table:table-cell table:formula="of:=[.E16]/([.B16]+[.E16])" office:value-type="float" office:value="0.170566502463054">
            <text:p>0.1705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92">
            <text:p>4692</text:p>
          </table:table-cell>
          <table:table-cell table:formula="of:=[.B17]/[.B$61]" office:value-type="float" office:value="0.0000400320703638889">
            <text:p>0.000040</text:p>
          </table:table-cell>
          <table:table-cell table:formula="of:=SUM([.B$4:.B17])/[.B$61]" office:value-type="float" office:value="0.0000557821133928187">
            <text:p>0.000056</text:p>
          </table:table-cell>
          <table:table-cell office:value-type="float" office:value="569">
            <text:p>569</text:p>
          </table:table-cell>
          <table:table-cell table:formula="of:=[.E17]/[.E$61]" office:value-type="float" office:value="0.00578840284842319">
            <text:p>0.00579</text:p>
          </table:table-cell>
          <table:table-cell table:formula="of:=SUM([.E$4:.E17])/[.$E$61]" office:value-type="float" office:value="0.0128484231943032">
            <text:p>0.0128484232</text:p>
          </table:table-cell>
          <table:table-cell/>
          <table:table-cell table:formula="of:=[.E17]/([.B17]+[.E17])" office:value-type="float" office:value="0.108154343280745">
            <text:p>0.10815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4089">
            <text:p>14089</text:p>
          </table:table-cell>
          <table:table-cell table:formula="of:=[.B18]/[.B$61]" office:value-type="float" office:value="0.000120207126887645">
            <text:p>0.000120</text:p>
          </table:table-cell>
          <table:table-cell table:formula="of:=SUM([.B$4:.B18])/[.B$61]" office:value-type="float" office:value="0.000175989240280464">
            <text:p>0.000176</text:p>
          </table:table-cell>
          <table:table-cell office:value-type="float" office:value="1146">
            <text:p>1146</text:p>
          </table:table-cell>
          <table:table-cell table:formula="of:=[.E18]/[.E$61]" office:value-type="float" office:value="0.0116581892166836">
            <text:p>0.01166</text:p>
          </table:table-cell>
          <table:table-cell table:formula="of:=SUM([.E$4:.E18])/[.$E$61]" office:value-type="float" office:value="0.0245066124109868">
            <text:p>0.0245066124</text:p>
          </table:table-cell>
          <table:table-cell/>
          <table:table-cell table:formula="of:=[.E18]/([.B18]+[.E18])" office:value-type="float" office:value="0.0752215293731539">
            <text:p>0.07522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724">
            <text:p>39724</text:p>
          </table:table-cell>
          <table:table-cell table:formula="of:=[.B19]/[.B$61]" office:value-type="float" office:value="0.000338924544572703">
            <text:p>0.000339</text:p>
          </table:table-cell>
          <table:table-cell table:formula="of:=SUM([.B$4:.B19])/[.B$61]" office:value-type="float" office:value="0.000514913784853167">
            <text:p>0.000515</text:p>
          </table:table-cell>
          <table:table-cell office:value-type="float" office:value="1935">
            <text:p>1935</text:p>
          </table:table-cell>
          <table:table-cell table:formula="of:=[.E19]/[.E$61]" office:value-type="float" office:value="0.0196846388606307">
            <text:p>0.01968</text:p>
          </table:table-cell>
          <table:table-cell table:formula="of:=SUM([.E$4:.E19])/[.$E$61]" office:value-type="float" office:value="0.0441912512716175">
            <text:p>0.0441912513</text:p>
          </table:table-cell>
          <table:table-cell/>
          <table:table-cell table:formula="of:=[.E19]/([.B19]+[.E19])" office:value-type="float" office:value="0.046448546532562">
            <text:p>0.04644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9088">
            <text:p>99088</text:p>
          </table:table-cell>
          <table:table-cell table:formula="of:=[.B20]/[.B$61]" office:value-type="float" office:value="0.000845417260915819">
            <text:p>0.000845</text:p>
          </table:table-cell>
          <table:table-cell table:formula="of:=SUM([.B$4:.B20])/[.B$61]" office:value-type="float" office:value="0.00136033104576899">
            <text:p>0.001360</text:p>
          </table:table-cell>
          <table:table-cell office:value-type="float" office:value="3035">
            <text:p>3035</text:p>
          </table:table-cell>
          <table:table-cell table:formula="of:=[.E20]/[.E$61]" office:value-type="float" office:value="0.0308748728382503">
            <text:p>0.03087</text:p>
          </table:table-cell>
          <table:table-cell table:formula="of:=SUM([.E$4:.E20])/[.$E$61]" office:value-type="float" office:value="0.0750661241098678">
            <text:p>0.0750661241</text:p>
          </table:table-cell>
          <table:table-cell/>
          <table:table-cell table:formula="of:=[.E20]/([.B20]+[.E20])" office:value-type="float" office:value="0.0297190642656405">
            <text:p>0.02971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6994">
            <text:p>226994</text:p>
          </table:table-cell>
          <table:table-cell table:formula="of:=[.B21]/[.B$61]" office:value-type="float" office:value="0.00193670924556279">
            <text:p>0.001937</text:p>
          </table:table-cell>
          <table:table-cell table:formula="of:=SUM([.B$4:.B21])/[.B$61]" office:value-type="float" office:value="0.00329704029133177">
            <text:p>0.003297</text:p>
          </table:table-cell>
          <table:table-cell office:value-type="float" office:value="4174">
            <text:p>4174</text:p>
          </table:table-cell>
          <table:table-cell table:formula="of:=[.E21]/[.E$61]" office:value-type="float" office:value="0.0424618514750763">
            <text:p>0.04246</text:p>
          </table:table-cell>
          <table:table-cell table:formula="of:=SUM([.E$4:.E21])/[.$E$61]" office:value-type="float" office:value="0.117527975584944">
            <text:p>0.1175279756</text:p>
          </table:table-cell>
          <table:table-cell/>
          <table:table-cell table:formula="of:=[.E21]/([.B21]+[.E21])" office:value-type="float" office:value="0.0180561323366556">
            <text:p>0.01805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77789">
            <text:p>477789</text:p>
          </table:table-cell>
          <table:table-cell table:formula="of:=[.B22]/[.B$61]" office:value-type="float" office:value="0.00407648824959337">
            <text:p>0.004076</text:p>
          </table:table-cell>
          <table:table-cell table:formula="of:=SUM([.B$4:.B22])/[.B$61]" office:value-type="float" office:value="0.00737352854092514">
            <text:p>0.007374</text:p>
          </table:table-cell>
          <table:table-cell office:value-type="float" office:value="5265">
            <text:p>5265</text:p>
          </table:table-cell>
          <table:table-cell table:formula="of:=[.E22]/[.E$61]" office:value-type="float" office:value="0.0535605289928789">
            <text:p>0.05356</text:p>
          </table:table-cell>
          <table:table-cell table:formula="of:=SUM([.E$4:.E22])/[.$E$61]" office:value-type="float" office:value="0.171088504577823">
            <text:p>0.1710885046</text:p>
          </table:table-cell>
          <table:table-cell/>
          <table:table-cell table:formula="of:=[.E22]/([.B22]+[.E22])" office:value-type="float" office:value="0.0108994025512676">
            <text:p>0.01089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26965">
            <text:p>926965</text:p>
          </table:table-cell>
          <table:table-cell table:formula="of:=[.B23]/[.B$61]" office:value-type="float" office:value="0.00790885083223833">
            <text:p>0.007909</text:p>
          </table:table-cell>
          <table:table-cell table:formula="of:=SUM([.B$4:.B23])/[.B$61]" office:value-type="float" office:value="0.0152823793731635">
            <text:p>0.015282</text:p>
          </table:table-cell>
          <table:table-cell office:value-type="float" office:value="5990">
            <text:p>5990</text:p>
          </table:table-cell>
          <table:table-cell table:formula="of:=[.E23]/[.E$61]" office:value-type="float" office:value="0.0609359104781282">
            <text:p>0.06094</text:p>
          </table:table-cell>
          <table:table-cell table:formula="of:=SUM([.E$4:.E23])/[.$E$61]" office:value-type="float" office:value="0.232024415055951">
            <text:p>0.2320244151</text:p>
          </table:table-cell>
          <table:table-cell/>
          <table:table-cell table:formula="of:=[.E23]/([.B23]+[.E23])" office:value-type="float" office:value="0.00642045972206591">
            <text:p>0.00642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63519">
            <text:p>1663519</text:p>
          </table:table-cell>
          <table:table-cell table:formula="of:=[.B24]/[.B$61]" office:value-type="float" office:value="0.0141931180007813">
            <text:p>0.014193</text:p>
          </table:table-cell>
          <table:table-cell table:formula="of:=SUM([.B$4:.B24])/[.B$61]" office:value-type="float" office:value="0.0294754973739448">
            <text:p>0.029475</text:p>
          </table:table-cell>
          <table:table-cell office:value-type="float" office:value="6042">
            <text:p>6042</text:p>
          </table:table-cell>
          <table:table-cell table:formula="of:=[.E24]/[.E$61]" office:value-type="float" office:value="0.0614649033570702">
            <text:p>0.06146</text:p>
          </table:table-cell>
          <table:table-cell table:formula="of:=SUM([.E$4:.E24])/[.$E$61]" office:value-type="float" office:value="0.293489318413021">
            <text:p>0.2934893184</text:p>
          </table:table-cell>
          <table:table-cell/>
          <table:table-cell table:formula="of:=[.E24]/([.B24]+[.E24])" office:value-type="float" office:value="0.00361891539153107">
            <text:p>0.003619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760322">
            <text:p>2760322</text:p>
          </table:table-cell>
          <table:table-cell table:formula="of:=[.B25]/[.B$61]" office:value-type="float" office:value="0.0235510239835871">
            <text:p>0.023551</text:p>
          </table:table-cell>
          <table:table-cell table:formula="of:=SUM([.B$4:.B25])/[.B$61]" office:value-type="float" office:value="0.0530265213575319">
            <text:p>0.053027</text:p>
          </table:table-cell>
          <table:table-cell office:value-type="float" office:value="5624">
            <text:p>5624</text:p>
          </table:table-cell>
          <table:table-cell table:formula="of:=[.E25]/[.E$61]" office:value-type="float" office:value="0.0572126144455748">
            <text:p>0.05721</text:p>
          </table:table-cell>
          <table:table-cell table:formula="of:=SUM([.E$4:.E25])/[.$E$61]" office:value-type="float" office:value="0.350701932858596">
            <text:p>0.3507019329</text:p>
          </table:table-cell>
          <table:table-cell/>
          <table:table-cell table:formula="of:=[.E25]/([.B25]+[.E25])" office:value-type="float" office:value="0.00203330072242914">
            <text:p>0.00203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251600">
            <text:p>4251600</text:p>
          </table:table-cell>
          <table:table-cell table:formula="of:=[.B26]/[.B$61]" office:value-type="float" office:value="0.0362745844755136">
            <text:p>0.036275</text:p>
          </table:table-cell>
          <table:table-cell table:formula="of:=SUM([.B$4:.B26])/[.B$61]" office:value-type="float" office:value="0.0893011058330455">
            <text:p>0.089301</text:p>
          </table:table-cell>
          <table:table-cell office:value-type="float" office:value="4848">
            <text:p>4848</text:p>
          </table:table-cell>
          <table:table-cell table:formula="of:=[.E26]/[.E$61]" office:value-type="float" office:value="0.0493184130213632">
            <text:p>0.04932</text:p>
          </table:table-cell>
          <table:table-cell table:formula="of:=SUM([.E$4:.E26])/[.$E$61]" office:value-type="float" office:value="0.400020345879959">
            <text:p>0.4000203459</text:p>
          </table:table-cell>
          <table:table-cell/>
          <table:table-cell table:formula="of:=[.E26]/([.B26]+[.E26])" office:value-type="float" office:value="0.00113897785195543">
            <text:p>0.001139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080875">
            <text:p>6080875</text:p>
          </table:table-cell>
          <table:table-cell table:formula="of:=[.B27]/[.B$61]" office:value-type="float" office:value="0.0518819300669251">
            <text:p>0.051882</text:p>
          </table:table-cell>
          <table:table-cell table:formula="of:=SUM([.B$4:.B27])/[.B$61]" office:value-type="float" office:value="0.141183035899971">
            <text:p>0.141183</text:p>
          </table:table-cell>
          <table:table-cell office:value-type="float" office:value="3710">
            <text:p>3710</text:p>
          </table:table-cell>
          <table:table-cell table:formula="of:=[.E27]/[.E$61]" office:value-type="float" office:value="0.0377416073245168">
            <text:p>0.03774</text:p>
          </table:table-cell>
          <table:table-cell table:formula="of:=SUM([.E$4:.E27])/[.$E$61]" office:value-type="float" office:value="0.437761953204476">
            <text:p>0.4377619532</text:p>
          </table:table-cell>
          <table:table-cell/>
          <table:table-cell table:formula="of:=[.E27]/([.B27]+[.E27])" office:value-type="float" office:value="0.000609737558107907">
            <text:p>0.00061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095559">
            <text:p>8095559</text:p>
          </table:table-cell>
          <table:table-cell table:formula="of:=[.B28]/[.B$61]" office:value-type="float" office:value="0.0690711823365332">
            <text:p>0.069071</text:p>
          </table:table-cell>
          <table:table-cell table:formula="of:=SUM([.B$4:.B28])/[.B$61]" office:value-type="float" office:value="0.210254218236504">
            <text:p>0.210254</text:p>
          </table:table-cell>
          <table:table-cell office:value-type="float" office:value="2523">
            <text:p>2523</text:p>
          </table:table-cell>
          <table:table-cell table:formula="of:=[.E28]/[.E$61]" office:value-type="float" office:value="0.0256663275686673">
            <text:p>0.02567</text:p>
          </table:table-cell>
          <table:table-cell table:formula="of:=SUM([.E$4:.E28])/[.$E$61]" office:value-type="float" office:value="0.463428280773143">
            <text:p>0.4634282808</text:p>
          </table:table-cell>
          <table:table-cell/>
          <table:table-cell table:formula="of:=[.E28]/([.B28]+[.E28])" office:value-type="float" office:value="0.000311555254688703">
            <text:p>0.00031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0019250">
            <text:p>10019250</text:p>
          </table:table-cell>
          <table:table-cell table:formula="of:=[.B29]/[.B$61]" office:value-type="float" office:value="0.0854840837581828">
            <text:p>0.085484</text:p>
          </table:table-cell>
          <table:table-cell table:formula="of:=SUM([.B$4:.B29])/[.B$61]" office:value-type="float" office:value="0.295738301994687">
            <text:p>0.295738</text:p>
          </table:table-cell>
          <table:table-cell office:value-type="float" office:value="1691">
            <text:p>1691</text:p>
          </table:table-cell>
          <table:table-cell table:formula="of:=[.E29]/[.E$61]" office:value-type="float" office:value="0.0172024415055951">
            <text:p>0.01720</text:p>
          </table:table-cell>
          <table:table-cell table:formula="of:=SUM([.E$4:.E29])/[.$E$61]" office:value-type="float" office:value="0.480630722278739">
            <text:p>0.4806307223</text:p>
          </table:table-cell>
          <table:table-cell/>
          <table:table-cell table:formula="of:=[.E29]/([.B29]+[.E29])" office:value-type="float" office:value="0.000168746627686961">
            <text:p>0.00016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1547974">
            <text:p>11547974</text:p>
          </table:table-cell>
          <table:table-cell table:formula="of:=[.B30]/[.B$61]" office:value-type="float" office:value="0.0985271329344329">
            <text:p>0.098527</text:p>
          </table:table-cell>
          <table:table-cell table:formula="of:=SUM([.B$4:.B30])/[.B$61]" office:value-type="float" office:value="0.39426543492912">
            <text:p>0.394265</text:p>
          </table:table-cell>
          <table:table-cell office:value-type="float" office:value="1016">
            <text:p>1016</text:p>
          </table:table-cell>
          <table:table-cell table:formula="of:=[.E30]/[.E$61]" office:value-type="float" office:value="0.0103357070193286">
            <text:p>0.01034</text:p>
          </table:table-cell>
          <table:table-cell table:formula="of:=SUM([.E$4:.E30])/[.$E$61]" office:value-type="float" office:value="0.490966429298067">
            <text:p>0.4909664293</text:p>
          </table:table-cell>
          <table:table-cell/>
          <table:table-cell table:formula="of:=[.E30]/([.B30]+[.E30])" office:value-type="float" office:value="0.0000879730608477451">
            <text:p>0.000088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2396247">
            <text:p>12396247</text:p>
          </table:table-cell>
          <table:table-cell table:formula="of:=[.B31]/[.B$61]" office:value-type="float" office:value="0.105764584857661">
            <text:p>0.105765</text:p>
          </table:table-cell>
          <table:table-cell table:formula="of:=SUM([.B$4:.B31])/[.B$61]" office:value-type="float" office:value="0.500030019786781">
            <text:p>0.500030</text:p>
          </table:table-cell>
          <table:table-cell office:value-type="float" office:value="739">
            <text:p>739</text:p>
          </table:table-cell>
          <table:table-cell table:formula="of:=[.E31]/[.E$61]" office:value-type="float" office:value="0.00751780264496439">
            <text:p>0.00752</text:p>
          </table:table-cell>
          <table:table-cell table:formula="of:=SUM([.E$4:.E31])/[.$E$61]" office:value-type="float" office:value="0.498484231943032">
            <text:p>0.4984842319</text:p>
          </table:table-cell>
          <table:table-cell/>
          <table:table-cell table:formula="of:=[.E31]/([.B31]+[.E31])" office:value-type="float" office:value="0.0000596112635764855">
            <text:p>0.00006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2394257">
            <text:p>12394257</text:p>
          </table:table-cell>
          <table:table-cell table:formula="of:=[.B32]/[.B$61]" office:value-type="float" office:value="0.105747606208892">
            <text:p>0.105748</text:p>
          </table:table-cell>
          <table:table-cell table:formula="of:=SUM([.B$4:.B32])/[.B$61]" office:value-type="float" office:value="0.605777625995673">
            <text:p>0.605778</text:p>
          </table:table-cell>
          <table:table-cell office:value-type="float" office:value="704">
            <text:p>704</text:p>
          </table:table-cell>
          <table:table-cell table:formula="of:=[.E32]/[.E$61]" office:value-type="float" office:value="0.0071617497456765">
            <text:p>0.00716</text:p>
          </table:table-cell>
          <table:table-cell table:formula="of:=SUM([.E$4:.E32])/[.$E$61]" office:value-type="float" office:value="0.505645981688708">
            <text:p>0.5056459817</text:p>
          </table:table-cell>
          <table:table-cell/>
          <table:table-cell table:formula="of:=[.E32]/([.B32]+[.E32])" office:value-type="float" office:value="0.0000567972743117142">
            <text:p>0.00005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542281">
            <text:p>11542281</text:p>
          </table:table-cell>
          <table:table-cell table:formula="of:=[.B33]/[.B$61]" office:value-type="float" office:value="0.0984785603477787">
            <text:p>0.098479</text:p>
          </table:table-cell>
          <table:table-cell table:formula="of:=SUM([.B$4:.B33])/[.B$61]" office:value-type="float" office:value="0.704256186343452">
            <text:p>0.704256</text:p>
          </table:table-cell>
          <table:table-cell office:value-type="float" office:value="1023">
            <text:p>1023</text:p>
          </table:table-cell>
          <table:table-cell table:formula="of:=[.E33]/[.E$61]" office:value-type="float" office:value="0.0104069175991862">
            <text:p>0.01041</text:p>
          </table:table-cell>
          <table:table-cell table:formula="of:=SUM([.E$4:.E33])/[.$E$61]" office:value-type="float" office:value="0.516052899287894">
            <text:p>0.5160528993</text:p>
          </table:table-cell>
          <table:table-cell/>
          <table:table-cell table:formula="of:=[.E33]/([.B33]+[.E33])" office:value-type="float" office:value="0.0000886228067804504">
            <text:p>0.00008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17687">
            <text:p>10017687</text:p>
          </table:table-cell>
          <table:table-cell table:formula="of:=[.B34]/[.B$61]" office:value-type="float" office:value="0.0854707482667125">
            <text:p>0.085471</text:p>
          </table:table-cell>
          <table:table-cell table:formula="of:=SUM([.B$4:.B34])/[.B$61]" office:value-type="float" office:value="0.789726934610164">
            <text:p>0.789727</text:p>
          </table:table-cell>
          <table:table-cell office:value-type="float" office:value="1639">
            <text:p>1639</text:p>
          </table:table-cell>
          <table:table-cell table:formula="of:=[.E34]/[.E$61]" office:value-type="float" office:value="0.0166734486266531">
            <text:p>0.01667</text:p>
          </table:table-cell>
          <table:table-cell table:formula="of:=SUM([.E$4:.E34])/[.$E$61]" office:value-type="float" office:value="0.532726347914547">
            <text:p>0.5327263479</text:p>
          </table:table-cell>
          <table:table-cell/>
          <table:table-cell table:formula="of:=[.E34]/([.B34]+[.E34])" office:value-type="float" office:value="0.000163583857836345">
            <text:p>0.000164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093745">
            <text:p>8093745</text:p>
          </table:table-cell>
          <table:table-cell table:formula="of:=[.B35]/[.B$61]" office:value-type="float" office:value="0.0690557053170021">
            <text:p>0.069056</text:p>
          </table:table-cell>
          <table:table-cell table:formula="of:=SUM([.B$4:.B35])/[.B$61]" office:value-type="float" office:value="0.858782639927166">
            <text:p>0.858783</text:p>
          </table:table-cell>
          <table:table-cell office:value-type="float" office:value="2632">
            <text:p>2632</text:p>
          </table:table-cell>
          <table:table-cell table:formula="of:=[.E35]/[.E$61]" office:value-type="float" office:value="0.0267751780264496">
            <text:p>0.02678</text:p>
          </table:table-cell>
          <table:table-cell table:formula="of:=SUM([.E$4:.E35])/[.$E$61]" office:value-type="float" office:value="0.559501525940997">
            <text:p>0.5595015259</text:p>
          </table:table-cell>
          <table:table-cell/>
          <table:table-cell table:formula="of:=[.E35]/([.B35]+[.E35])" office:value-type="float" office:value="0.000325083676315962">
            <text:p>0.00032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083830">
            <text:p>6083830</text:p>
          </table:table-cell>
          <table:table-cell table:formula="of:=[.B36]/[.B$61]" office:value-type="float" office:value="0.0519071420805495">
            <text:p>0.051907</text:p>
          </table:table-cell>
          <table:table-cell table:formula="of:=SUM([.B$4:.B36])/[.B$61]" office:value-type="float" office:value="0.910689782007716">
            <text:p>0.910690</text:p>
          </table:table-cell>
          <table:table-cell office:value-type="float" office:value="3650">
            <text:p>3650</text:p>
          </table:table-cell>
          <table:table-cell table:formula="of:=[.E36]/[.E$61]" office:value-type="float" office:value="0.0371312309257375">
            <text:p>0.03713</text:p>
          </table:table-cell>
          <table:table-cell table:formula="of:=SUM([.E$4:.E36])/[.$E$61]" office:value-type="float" office:value="0.596632756866734">
            <text:p>0.5966327569</text:p>
          </table:table-cell>
          <table:table-cell/>
          <table:table-cell table:formula="of:=[.E36]/([.B36]+[.E36])" office:value-type="float" office:value="0.00059959129229172">
            <text:p>0.00060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249806">
            <text:p>4249806</text:p>
          </table:table-cell>
          <table:table-cell table:formula="of:=[.B37]/[.B$61]" office:value-type="float" office:value="0.0362592780956686">
            <text:p>0.036259</text:p>
          </table:table-cell>
          <table:table-cell table:formula="of:=SUM([.B$4:.B37])/[.B$61]" office:value-type="float" office:value="0.946949060103384">
            <text:p>0.946949</text:p>
          </table:table-cell>
          <table:table-cell office:value-type="float" office:value="4830">
            <text:p>4830</text:p>
          </table:table-cell>
          <table:table-cell table:formula="of:=[.E37]/[.E$61]" office:value-type="float" office:value="0.0491353001017294">
            <text:p>0.04914</text:p>
          </table:table-cell>
          <table:table-cell table:formula="of:=SUM([.E$4:.E37])/[.$E$61]" office:value-type="float" office:value="0.645768056968464">
            <text:p>0.645768057</text:p>
          </table:table-cell>
          <table:table-cell/>
          <table:table-cell table:formula="of:=[.E37]/([.B37]+[.E37])" office:value-type="float" office:value="0.00113523225018544">
            <text:p>0.00113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762681">
            <text:p>2762681</text:p>
          </table:table-cell>
          <table:table-cell table:formula="of:=[.B38]/[.B$61]" office:value-type="float" office:value="0.023571150934565">
            <text:p>0.023571</text:p>
          </table:table-cell>
          <table:table-cell table:formula="of:=SUM([.B$4:.B38])/[.B$61]" office:value-type="float" office:value="0.970520211037949">
            <text:p>0.970520</text:p>
          </table:table-cell>
          <table:table-cell office:value-type="float" office:value="5738">
            <text:p>5738</text:p>
          </table:table-cell>
          <table:table-cell table:formula="of:=[.E38]/[.E$61]" office:value-type="float" office:value="0.0583723296032553">
            <text:p>0.05837</text:p>
          </table:table-cell>
          <table:table-cell table:formula="of:=SUM([.E$4:.E38])/[.$E$61]" office:value-type="float" office:value="0.704140386571719">
            <text:p>0.7041403866</text:p>
          </table:table-cell>
          <table:table-cell/>
          <table:table-cell table:formula="of:=[.E38]/([.B38]+[.E38])" office:value-type="float" office:value="0.00207266313372362">
            <text:p>0.00207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62959">
            <text:p>1662959</text:p>
          </table:table-cell>
          <table:table-cell table:formula="of:=[.B39]/[.B$61]" office:value-type="float" office:value="0.01418834008957">
            <text:p>0.014188</text:p>
          </table:table-cell>
          <table:table-cell table:formula="of:=SUM([.B$4:.B39])/[.B$61]" office:value-type="float" office:value="0.984708551127519">
            <text:p>0.984709</text:p>
          </table:table-cell>
          <table:table-cell office:value-type="float" office:value="6082">
            <text:p>6082</text:p>
          </table:table-cell>
          <table:table-cell table:formula="of:=[.E39]/[.E$61]" office:value-type="float" office:value="0.0618718209562564">
            <text:p>0.06187</text:p>
          </table:table-cell>
          <table:table-cell table:formula="of:=SUM([.E$4:.E39])/[.$E$61]" office:value-type="float" office:value="0.766012207527976">
            <text:p>0.7660122075</text:p>
          </table:table-cell>
          <table:table-cell/>
          <table:table-cell table:formula="of:=[.E39]/([.B39]+[.E39])" office:value-type="float" office:value="0.00364400874514167">
            <text:p>0.003644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927836">
            <text:p>927836</text:p>
          </table:table-cell>
          <table:table-cell table:formula="of:=[.B40]/[.B$61]" office:value-type="float" office:value="0.00791628219056888">
            <text:p>0.007916</text:p>
          </table:table-cell>
          <table:table-cell table:formula="of:=SUM([.B$4:.B40])/[.B$61]" office:value-type="float" office:value="0.992624833318088">
            <text:p>0.992625</text:p>
          </table:table-cell>
          <table:table-cell office:value-type="float" office:value="6119">
            <text:p>6119</text:p>
          </table:table-cell>
          <table:table-cell table:formula="of:=[.E40]/[.E$61]" office:value-type="float" office:value="0.0622482197355036">
            <text:p>0.06225</text:p>
          </table:table-cell>
          <table:table-cell table:formula="of:=SUM([.E$4:.E40])/[.$E$61]" office:value-type="float" office:value="0.828260427263479">
            <text:p>0.8282604273</text:p>
          </table:table-cell>
          <table:table-cell/>
          <table:table-cell table:formula="of:=[.E40]/([.B40]+[.E40])" office:value-type="float" office:value="0.00655170752338175">
            <text:p>0.006552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78919">
            <text:p>478919</text:p>
          </table:table-cell>
          <table:table-cell table:formula="of:=[.B41]/[.B$61]" office:value-type="float" office:value="0.00408612939185919">
            <text:p>0.004086</text:p>
          </table:table-cell>
          <table:table-cell table:formula="of:=SUM([.B$4:.B41])/[.B$61]" office:value-type="float" office:value="0.996710962709947">
            <text:p>0.996711</text:p>
          </table:table-cell>
          <table:table-cell office:value-type="float" office:value="5242">
            <text:p>5242</text:p>
          </table:table-cell>
          <table:table-cell table:formula="of:=[.E41]/[.E$61]" office:value-type="float" office:value="0.0533265513733469">
            <text:p>0.05333</text:p>
          </table:table-cell>
          <table:table-cell table:formula="of:=SUM([.E$4:.E41])/[.$E$61]" office:value-type="float" office:value="0.881586978636826">
            <text:p>0.8815869786</text:p>
          </table:table-cell>
          <table:table-cell/>
          <table:table-cell table:formula="of:=[.E41]/([.B41]+[.E41])" office:value-type="float" office:value="0.0108269769766669">
            <text:p>0.01082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6833">
            <text:p>226833</text:p>
          </table:table-cell>
          <table:table-cell table:formula="of:=[.B42]/[.B$61]" office:value-type="float" office:value="0.00193533559608952">
            <text:p>0.001935</text:p>
          </table:table-cell>
          <table:table-cell table:formula="of:=SUM([.B$4:.B42])/[.B$61]" office:value-type="float" office:value="0.998646298306037">
            <text:p>0.998646</text:p>
          </table:table-cell>
          <table:table-cell office:value-type="float" office:value="4282">
            <text:p>4282</text:p>
          </table:table-cell>
          <table:table-cell table:formula="of:=[.E42]/[.E$61]" office:value-type="float" office:value="0.0435605289928789">
            <text:p>0.04356</text:p>
          </table:table-cell>
          <table:table-cell table:formula="of:=SUM([.E$4:.E42])/[.$E$61]" office:value-type="float" office:value="0.925147507629705">
            <text:p>0.9251475076</text:p>
          </table:table-cell>
          <table:table-cell/>
          <table:table-cell table:formula="of:=[.E42]/([.B42]+[.E42])" office:value-type="float" office:value="0.0185275728533414">
            <text:p>0.018528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8524">
            <text:p>98524</text:p>
          </table:table-cell>
          <table:table-cell table:formula="of:=[.B43]/[.B$61]" office:value-type="float" office:value="0.000840605221767218">
            <text:p>0.000841</text:p>
          </table:table-cell>
          <table:table-cell table:formula="of:=SUM([.B$4:.B43])/[.B$61]" office:value-type="float" office:value="0.999486903527804">
            <text:p>0.999487</text:p>
          </table:table-cell>
          <table:table-cell office:value-type="float" office:value="3052">
            <text:p>3052</text:p>
          </table:table-cell>
          <table:table-cell table:formula="of:=[.E43]/[.E$61]" office:value-type="float" office:value="0.0310478128179044">
            <text:p>0.03105</text:p>
          </table:table-cell>
          <table:table-cell table:formula="of:=SUM([.E$4:.E43])/[.$E$61]" office:value-type="float" office:value="0.956195320447609">
            <text:p>0.9561953204</text:p>
          </table:table-cell>
          <table:table-cell/>
          <table:table-cell table:formula="of:=[.E43]/([.B43]+[.E43])" office:value-type="float" office:value="0.0300464676695282">
            <text:p>0.030046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9314">
            <text:p>39314</text:p>
          </table:table-cell>
          <table:table-cell table:formula="of:=[.B44]/[.B$61]" office:value-type="float" office:value="0.000335426431007231">
            <text:p>0.000335</text:p>
          </table:table-cell>
          <table:table-cell table:formula="of:=SUM([.B$4:.B44])/[.B$61]" office:value-type="float" office:value="0.999822329958811">
            <text:p>0.999822</text:p>
          </table:table-cell>
          <table:table-cell office:value-type="float" office:value="1951">
            <text:p>1951</text:p>
          </table:table-cell>
          <table:table-cell table:formula="of:=[.E44]/[.E$61]" office:value-type="float" office:value="0.0198474059003052">
            <text:p>0.01985</text:p>
          </table:table-cell>
          <table:table-cell table:formula="of:=SUM([.E$4:.E44])/[.$E$61]" office:value-type="float" office:value="0.976042726347914">
            <text:p>0.9760427263</text:p>
          </table:table-cell>
          <table:table-cell/>
          <table:table-cell table:formula="of:=[.E44]/([.B44]+[.E44])" office:value-type="float" office:value="0.0472797770507694">
            <text:p>0.04728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4188">
            <text:p>14188</text:p>
          </table:table-cell>
          <table:table-cell table:formula="of:=[.B45]/[.B$61]" office:value-type="float" office:value="0.000121051793333942">
            <text:p>0.000121</text:p>
          </table:table-cell>
          <table:table-cell table:formula="of:=SUM([.B$4:.B45])/[.B$61]" office:value-type="float" office:value="0.999943381752145">
            <text:p>0.999943</text:p>
          </table:table-cell>
          <table:table-cell office:value-type="float" office:value="1106">
            <text:p>1106</text:p>
          </table:table-cell>
          <table:table-cell table:formula="of:=[.E45]/[.E$61]" office:value-type="float" office:value="0.0112512716174975">
            <text:p>0.01125</text:p>
          </table:table-cell>
          <table:table-cell table:formula="of:=SUM([.E$4:.E45])/[.$E$61]" office:value-type="float" office:value="0.987293997965412">
            <text:p>0.987293998</text:p>
          </table:table-cell>
          <table:table-cell/>
          <table:table-cell table:formula="of:=[.E45]/([.B45]+[.E45])" office:value-type="float" office:value="0.072315940891853">
            <text:p>0.072316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801">
            <text:p>4801</text:p>
          </table:table-cell>
          <table:table-cell table:formula="of:=[.B46]/[.B$61]" office:value-type="float" office:value="0.0000409620566532461">
            <text:p>0.000041</text:p>
          </table:table-cell>
          <table:table-cell table:formula="of:=SUM([.B$4:.B46])/[.B$61]" office:value-type="float" office:value="0.999984343808798">
            <text:p>0.999984</text:p>
          </table:table-cell>
          <table:table-cell office:value-type="float" office:value="559">
            <text:p>559</text:p>
          </table:table-cell>
          <table:table-cell table:formula="of:=[.E46]/[.E$61]" office:value-type="float" office:value="0.00568667344862665">
            <text:p>0.00569</text:p>
          </table:table-cell>
          <table:table-cell table:formula="of:=SUM([.E$4:.E46])/[.$E$61]" office:value-type="float" office:value="0.992980671414039">
            <text:p>0.9929806714</text:p>
          </table:table-cell>
          <table:table-cell/>
          <table:table-cell table:formula="of:=[.E46]/([.B46]+[.E46])" office:value-type="float" office:value="0.104291044776119">
            <text:p>0.104291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397">
            <text:p>1397</text:p>
          </table:table-cell>
          <table:table-cell table:formula="of:=[.B47]/[.B$61]" office:value-type="float" office:value="0.0000119191820755228">
            <text:p>0.000012</text:p>
          </table:table-cell>
          <table:table-cell table:formula="of:=SUM([.B$4:.B47])/[.B$61]" office:value-type="float" office:value="0.999996262990874">
            <text:p>0.999996</text:p>
          </table:table-cell>
          <table:table-cell office:value-type="float" office:value="270">
            <text:p>270</text:p>
          </table:table-cell>
          <table:table-cell table:formula="of:=[.E47]/[.E$61]" office:value-type="float" office:value="0.00274669379450661">
            <text:p>0.00275</text:p>
          </table:table-cell>
          <table:table-cell table:formula="of:=SUM([.E$4:.E47])/[.$E$61]" office:value-type="float" office:value="0.995727365208545">
            <text:p>0.9957273652</text:p>
          </table:table-cell>
          <table:table-cell/>
          <table:table-cell table:formula="of:=[.E47]/([.B47]+[.E47])" office:value-type="float" office:value="0.161967606478704">
            <text:p>0.16196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51">
            <text:p>351</text:p>
          </table:table-cell>
          <table:table-cell table:formula="of:=[.B48]/[.B$61]" office:value-type="float" office:value="0.00000299472649141624">
            <text:p>0.000003</text:p>
          </table:table-cell>
          <table:table-cell table:formula="of:=SUM([.B$4:.B48])/[.B$61]" office:value-type="float" office:value="0.999999257717365">
            <text:p>0.999999</text:p>
          </table:table-cell>
          <table:table-cell office:value-type="float" office:value="90">
            <text:p>90</text:p>
          </table:table-cell>
          <table:table-cell table:formula="of:=[.E48]/[.E$61]" office:value-type="float" office:value="0.000915564598168871">
            <text:p>0.00092</text:p>
          </table:table-cell>
          <table:table-cell table:formula="of:=SUM([.E$4:.E48])/[.$E$61]" office:value-type="float" office:value="0.996642929806714">
            <text:p>0.9966429298</text:p>
          </table:table-cell>
          <table:table-cell/>
          <table:table-cell table:formula="of:=[.E48]/([.B48]+[.E48])" office:value-type="float" office:value="0.204081632653061">
            <text:p>0.204082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 table:formula="of:=[.B49]/[.B$61]" office:value-type="float" office:value="0.000000563110964197925">
            <text:p>0.000001</text:p>
          </table:table-cell>
          <table:table-cell table:formula="of:=SUM([.B$4:.B49])/[.B$61]" office:value-type="float" office:value="0.99999982082833">
            <text:p>1.000000</text:p>
          </table:table-cell>
          <table:table-cell office:value-type="float" office:value="27">
            <text:p>27</text:p>
          </table:table-cell>
          <table:table-cell table:formula="of:=[.E49]/[.E$61]" office:value-type="float" office:value="0.000274669379450661">
            <text:p>0.00027</text:p>
          </table:table-cell>
          <table:table-cell table:formula="of:=SUM([.E$4:.E49])/[.$E$61]" office:value-type="float" office:value="0.996917599186165">
            <text:p>0.9969175992</text:p>
          </table:table-cell>
          <table:table-cell/>
          <table:table-cell table:formula="of:=[.E49]/([.B49]+[.E49])" office:value-type="float" office:value="0.290322580645161">
            <text:p>0.29032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table:formula="of:=[.B50]/[.B$61]" office:value-type="float" office:value="0.000000145043733202496">
            <text:p>0.000000</text:p>
          </table:table-cell>
          <table:table-cell table:formula="of:=SUM([.B$4:.B50])/[.B$61]" office:value-type="float" office:value="0.999999965872063">
            <text:p>1.000000</text:p>
          </table:table-cell>
          <table:table-cell office:value-type="float" office:value="11">
            <text:p>11</text:p>
          </table:table-cell>
          <table:table-cell table:formula="of:=[.E50]/[.E$61]" office:value-type="float" office:value="0.000111902339776195">
            <text:p>0.00011</text:p>
          </table:table-cell>
          <table:table-cell table:formula="of:=SUM([.E$4:.E50])/[.$E$61]" office:value-type="float" office:value="0.997029501525941">
            <text:p>0.9970295015</text:p>
          </table:table-cell>
          <table:table-cell/>
          <table:table-cell table:formula="of:=[.E50]/([.B50]+[.E50])" office:value-type="float" office:value="0.392857142857143">
            <text:p>0.392857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table:formula="of:=[.B51]/[.B$61]" office:value-type="float" office:value="0.0000000255959529180875">
            <text:p>0.000000</text:p>
          </table:table-cell>
          <table:table-cell table:formula="of:=SUM([.B$4:.B51])/[.B$61]" office:value-type="float" office:value="0.999999991468016">
            <text:p>1.000000</text:p>
          </table:table-cell>
          <table:table-cell office:value-type="float" office:value="6">
            <text:p>6</text:p>
          </table:table-cell>
          <table:table-cell table:formula="of:=[.E51]/[.E$61]" office:value-type="float" office:value="0.0000610376398779247">
            <text:p>0.00006</text:p>
          </table:table-cell>
          <table:table-cell table:formula="of:=SUM([.E$4:.E51])/[.$E$61]" office:value-type="float" office:value="0.997090539165819">
            <text:p>0.9970905392</text:p>
          </table:table-cell>
          <table:table-cell/>
          <table:table-cell table:formula="of:=[.E51]/([.B51]+[.E51])" office:value-type="float" office:value="0.666666666666667">
            <text:p>0.66666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[.B52]/[.B$61]" office:value-type="float" office:value="0.00000000853198430602917">
            <text:p>0.000000</text:p>
          </table:table-cell>
          <table:table-cell table:formula="of:=SUM([.B$4:.B52])/[.B$61]" office:value-type="float" office:value="1">
            <text:p>1.000000</text:p>
          </table:table-cell>
          <table:table-cell office:value-type="float" office:value="0">
            <text:p>0</text:p>
          </table:table-cell>
          <table:table-cell table:formula="of:=[.E52]/[.E$61]" office:value-type="float" office:value="0">
            <text:p>0.00000</text:p>
          </table:table-cell>
          <table:table-cell table:formula="of:=SUM([.E$4:.E52])/[.$E$61]" office:value-type="float" office:value="0.997090539165819">
            <text:p>0.9970905392</text:p>
          </table:table-cell>
          <table:table-cell/>
          <table:table-cell table:formula="of:=[.E52]/([.B52]+[.E52])" office:value-type="float" office:value="0">
            <text:p>0.00000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formula="of:=[.B53]/[.B$61]" office:value-type="float" office:value="0">
            <text:p>0.000000</text:p>
          </table:table-cell>
          <table:table-cell table:formula="of:=SUM([.B$4:.B53])/[.B$61]" office:value-type="float" office:value="1">
            <text:p>1.000000</text:p>
          </table:table-cell>
          <table:table-cell office:value-type="float" office:value="0">
            <text:p>0</text:p>
          </table:table-cell>
          <table:table-cell table:formula="of:=[.E53]/[.E$61]" office:value-type="float" office:value="0">
            <text:p>0.00000</text:p>
          </table:table-cell>
          <table:table-cell table:formula="of:=SUM([.E$4:.E53])/[.$E$61]" office:value-type="float" office:value="0.997090539165819">
            <text:p>0.9970905392</text:p>
          </table:table-cell>
          <table:table-cell/>
          <table:table-cell table:formula="of:=[.E53]/([.B53]+[.E53])" office:value-type="float" office:value="0">
            <text:p>#DIV/0!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B54]/[.B$61]" office:value-type="float" office:value="0">
            <text:p>0.000000</text:p>
          </table:table-cell>
          <table:table-cell table:formula="of:=SUM([.B$4:.B54])/[.B$61]" office:value-type="float" office:value="1">
            <text:p>1.000000</text:p>
          </table:table-cell>
          <table:table-cell office:value-type="float" office:value="0">
            <text:p>0</text:p>
          </table:table-cell>
          <table:table-cell table:formula="of:=[.E54]/[.E$61]" office:value-type="float" office:value="0">
            <text:p>0.00000</text:p>
          </table:table-cell>
          <table:table-cell table:formula="of:=SUM([.E$4:.E54])/[.$E$61]" office:value-type="float" office:value="0.997090539165819">
            <text:p>0.9970905392</text:p>
          </table:table-cell>
          <table:table-cell/>
          <table:table-cell table:formula="of:=[.E54]/([.B54]+[.E54])" office:value-type="float" office:value="0">
            <text:p>#DIV/0!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[.B55]/[.B$61]" office:value-type="float" office:value="0">
            <text:p>0.000000</text:p>
          </table:table-cell>
          <table:table-cell table:formula="of:=SUM([.B$4:.B55])/[.B$61]" office:value-type="float" office:value="1">
            <text:p>1.000000</text:p>
          </table:table-cell>
          <table:table-cell office:value-type="float" office:value="0">
            <text:p>0</text:p>
          </table:table-cell>
          <table:table-cell table:formula="of:=[.E55]/[.E$61]" office:value-type="float" office:value="0">
            <text:p>0.00000</text:p>
          </table:table-cell>
          <table:table-cell table:formula="of:=SUM([.E$4:.E55])/[.$E$61]" office:value-type="float" office:value="0.997090539165819">
            <text:p>0.9970905392</text:p>
          </table:table-cell>
          <table:table-cell/>
          <table:table-cell table:formula="of:=[.E55]/([.B55]+[.E55])" office:value-type="float" office:value="0">
            <text:p>#DIV/0!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formula="of:=[.B56]/[.B$61]" office:value-type="float" office:value="0">
            <text:p>0.000000</text:p>
          </table:table-cell>
          <table:table-cell table:formula="of:=SUM([.B$4:.B56])/[.B$61]" office:value-type="float" office:value="1">
            <text:p>1.000000</text:p>
          </table:table-cell>
          <table:table-cell office:value-type="float" office:value="0">
            <text:p>0</text:p>
          </table:table-cell>
          <table:table-cell table:formula="of:=[.E56]/[.E$61]" office:value-type="float" office:value="0">
            <text:p>0.00000</text:p>
          </table:table-cell>
          <table:table-cell table:formula="of:=SUM([.E$4:.E56])/[.$E$61]" office:value-type="float" office:value="0.997090539165819">
            <text:p>0.9970905392</text:p>
          </table:table-cell>
          <table:table-cell/>
          <table:table-cell table:formula="of:=[.E56]/([.B56]+[.E56])" office:value-type="float" office:value="0">
            <text:p>#DIV/0!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formula="of:=[.B57]/[.B$61]" office:value-type="float" office:value="0">
            <text:p>0.000000</text:p>
          </table:table-cell>
          <table:table-cell table:formula="of:=SUM([.B$4:.B57])/[.B$61]" office:value-type="float" office:value="1">
            <text:p>1.000000</text:p>
          </table:table-cell>
          <table:table-cell office:value-type="float" office:value="0">
            <text:p>0</text:p>
          </table:table-cell>
          <table:table-cell table:formula="of:=[.E57]/[.E$61]" office:value-type="float" office:value="0">
            <text:p>0.00000</text:p>
          </table:table-cell>
          <table:table-cell table:formula="of:=SUM([.E$4:.E57])/[.$E$61]" office:value-type="float" office:value="0.997090539165819">
            <text:p>0.9970905392</text:p>
          </table:table-cell>
          <table:table-cell/>
          <table:table-cell table:formula="of:=[.E57]/([.B57]+[.E57])" office:value-type="float" office:value="0">
            <text:p>#DIV/0!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B58]/[.B$61]" office:value-type="float" office:value="0">
            <text:p>0.000000</text:p>
          </table:table-cell>
          <table:table-cell table:formula="of:=SUM([.B$4:.B58])/[.B$61]" office:value-type="float" office:value="1">
            <text:p>1.000000</text:p>
          </table:table-cell>
          <table:table-cell office:value-type="float" office:value="0">
            <text:p>0</text:p>
          </table:table-cell>
          <table:table-cell table:formula="of:=[.E58]/[.E$61]" office:value-type="float" office:value="0">
            <text:p>0.00000</text:p>
          </table:table-cell>
          <table:table-cell table:formula="of:=SUM([.E$4:.E58])/[.$E$61]" office:value-type="float" office:value="0.997090539165819">
            <text:p>0.9970905392</text:p>
          </table:table-cell>
          <table:table-cell/>
          <table:table-cell table:formula="of:=[.E58]/([.B58]+[.E58])" office:value-type="float" office:value="0">
            <text:p>#DIV/0!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[.B59]/[.B$61]" office:value-type="float" office:value="0">
            <text:p>0.000000</text:p>
          </table:table-cell>
          <table:table-cell table:formula="of:=SUM([.B$4:.B59])/[.B$61]" office:value-type="float" office:value="1">
            <text:p>1.000000</text:p>
          </table:table-cell>
          <table:table-cell office:value-type="float" office:value="286">
            <text:p>286</text:p>
          </table:table-cell>
          <table:table-cell table:formula="of:=[.E59]/[.E$61]" office:value-type="float" office:value="0.00290946083418108">
            <text:p>0.00291</text:p>
          </table:table-cell>
          <table:table-cell table:formula="of:=SUM([.E$4:.E59])/[.$E$61]" office:value-type="float" office:value="1">
            <text:p>1</text:p>
          </table:table-cell>
          <table:table-cell/>
          <table:table-cell table:formula="of:=[.E59]/([.B59]+[.E59])" office:value-type="float" office:value="1">
            <text:p>1.0000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table:formula="of:=SUM([.B4:.B59])" office:value-type="float" office:value="117206029">
            <text:p>117206029</text:p>
          </table:table-cell>
          <table:table-cell table:style-name="Default" table:number-columns-repeated="2"/>
          <table:table-cell table:formula="of:=SUM([.E4:.E59])" office:value-type="float" office:value="98300">
            <text:p>98300</text:p>
          </table:table-cell>
          <table:table-cell table:style-name="Default"/>
          <table:table-cell table:number-columns-repeated="2"/>
          <table:table-cell table:style-name="Default"/>
        </table:table-row>
      </table:table>
      <table:database-ranges>
        <table:database-range table:name="__Anonymous_Sheet_DB__0" table:target-range-address="Sheet1.B4:Sheet1.B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11/10/2017</text:date>, <text:time>13:3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9:46:12.683545993</meta:creation-date>
    <dc:date>2017-11-10T13:18:20</dc:date>
    <meta:editing-duration>PT32M5S</meta:editing-duration>
    <meta:editing-cycles>9</meta:editing-cycles>
    <meta:generator>OpenOffice/4.1.3$Unix OpenOffice.org_project/413m1$Build-9783</meta:generator>
    <dc:creator>Elena Kirshanova</dc:creator>
    <meta:document-statistic meta:table-count="2" meta:cell-count="1373" meta:object-count="0"/>
  </office:meta>
</office:document-meta>
</file>